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11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cript-lb.xml"/>
  <manifest:file-entry manifest:media-type="text/xml" manifest:full-path="Basic/VBAProject/Sheet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2.xml"/>
  <manifest:file-entry manifest:media-type="text/xml" manifest:full-path="Basic/VBAProject/Sheet10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965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53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845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3.385cm"/>
    </style:style>
    <style:style style:family="table-column" style:name="co10">
      <style:table-column-properties fo:break-before="auto" style:column-width="1.51cm"/>
    </style:style>
    <style:style style:family="table-column" style:name="co11">
      <style:table-column-properties fo:break-before="auto" style:column-width="1.231cm"/>
    </style:style>
    <style:style style:family="table-column" style:name="co12">
      <style:table-column-properties fo:break-before="auto" style:column-width="7.468cm"/>
    </style:style>
    <style:style style:family="table-column" style:name="co13">
      <style:table-column-properties fo:break-before="auto" style:column-width="1.427cm"/>
    </style:style>
    <style:style style:family="table-column" style:name="co14">
      <style:table-column-properties fo:break-before="auto" style:column-width="1.342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4.14cm"/>
    </style:style>
    <style:style style:family="table-column" style:name="co17">
      <style:table-column-properties fo:break-before="auto" style:column-width="0.531cm"/>
    </style:style>
    <style:style style:family="table-column" style:name="co18">
      <style:table-column-properties fo:break-before="auto" style:column-width="1.39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676cm"/>
    </style:style>
    <style:style style:family="table-row" style:name="ro6">
      <style:table-row-properties fo:break-before="auto" style:use-optimal-row-height="false" style:row-height="0.635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Drenthe_20_steden">
      <style:table-properties style:writing-mode="lr-tb" table:display="true"/>
    </style:style>
    <style:style style:family="table" style:name="ta2" style:master-page-name="PageStyle_5f_Drenthe_20_gemeenten">
      <style:table-properties style:writing-mode="lr-tb" table:display="true"/>
    </style:style>
    <style:style style:family="table" style:name="ta3" style:master-page-name="PageStyle_5f_Drenthe_20_recapitulatie">
      <style:table-properties style:writing-mode="lr-tb" table:display="true"/>
    </style:style>
    <style:style style:family="table" style:name="ta4" style:master-page-name="PageStyle_5f_Drenthe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Drenthe steden.A1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6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6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8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3" table:number-columns-repeated="10"/>
        <table:table-column table:style-name="co4" table:default-cell-style-name="ce23"/>
        <table:table-column table:style-name="co5" table:default-cell-style-name="ce23" table:number-columns-repeated="4"/>
        <table:table-column table:style-name="co6" table:default-cell-style-name="ce9" table:number-columns-repeated="5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Sted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ce9"/>
          <table:table-cell table:style-name="ce16" table:number-columns-repeated="3"/>
          <table:table-cell table:style-name="ce9" table:number-columns-repeated="2"/>
          <table:table-cell table:style-name="ce16" table:number-columns-repeated="4"/>
          <table:table-cell table:number-columns-repeated="1007"/>
        </table:table-row>
        <table:table-row table:style-name="ro2">
          <table:table-cell ns42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Default"/>
          <table:table-cell ns42:value-type="float" table:style-name="ce20" office:value="419" office:value-type="float">
            <text:p>419</text:p>
          </table:table-cell>
          <table:table-cell ns42:value-type="float" table:style-name="ce29" office:value="627" office:value-type="float">
            <text:p>627</text:p>
          </table:table-cell>
          <table:table-cell ns42:value-type="float" table:style-name="ce29" office:value="987" office:value-type="float">
            <text:p>987</text:p>
          </table:table-cell>
          <table:table-cell ns42:value-type="float" table:style-name="ce29" office:value="502" office:value-type="float">
            <text:p>502</text:p>
          </table:table-cell>
          <table:table-cell ns42:value-type="float" table:style-name="ce29" office:value="44" office:value-type="float">
            <text:p>44</text:p>
          </table:table-cell>
          <table:table-cell table:formula="of:=SUM([.E8:.G8])" ns42:value-type="float" table:style-name="ce34" office:value-type="float" office:value="1533">
            <text:p>1533</text:p>
          </table:table-cell>
          <table:table-cell ns42:value-type="float" table:style-name="ce29" office:value="1006" office:value-type="float">
            <text:p>1006</text:p>
          </table:table-cell>
          <table:table-cell ns42:value-type="float" table:style-name="ce29" office:value="490" office:value-type="float">
            <text:p>490</text:p>
          </table:table-cell>
          <table:table-cell ns42:value-type="float" table:style-name="ce29" office:value="87" office:value-type="float">
            <text:p>87</text:p>
          </table:table-cell>
          <table:table-cell table:formula="of:=SUM([.I8:.K8])" ns42:value-type="float" table:style-name="ce34" office:value-type="float" office:value="1583">
            <text:p>1583</text:p>
          </table:table-cell>
          <table:table-cell table:formula="of:=SUM([.H8]+[.L8])" ns42:value-type="float" table:style-name="ce34" office:value-type="float" office:value="3116">
            <text:p>3116</text:p>
          </table:table-cell>
          <table:table-cell ns42:value-type="float" table:style-name="ce29" office:value="2883" office:value-type="float">
            <text:p>2883</text:p>
          </table:table-cell>
          <table:table-cell ns42:value-type="float" table:style-name="ce29" office:value="77" office:value-type="float">
            <text:p>77</text:p>
          </table:table-cell>
          <table:table-cell ns42:value-type="float" table:style-name="ce29" office:value="156" office:value-type="float">
            <text:p>156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Meppel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Default"/>
          <table:table-cell ns42:value-type="float" table:style-name="ce21" office:value="1238" office:value-type="float">
            <text:p>1238</text:p>
          </table:table-cell>
          <table:table-cell ns42:value-type="float" table:style-name="ce29" office:value="1396" office:value-type="float">
            <text:p>1396</text:p>
          </table:table-cell>
          <table:table-cell ns42:value-type="float" table:style-name="ce29" office:value="1780" office:value-type="float">
            <text:p>1780</text:p>
          </table:table-cell>
          <table:table-cell ns42:value-type="float" table:style-name="ce29" office:value="1029" office:value-type="float">
            <text:p>1029</text:p>
          </table:table-cell>
          <table:table-cell ns42:value-type="float" table:style-name="ce29" office:value="123" office:value-type="float">
            <text:p>123</text:p>
          </table:table-cell>
          <table:table-cell table:formula="of:=SUM([.E9:.G9])" ns42:value-type="float" table:style-name="ce35" office:value-type="float" office:value="2932">
            <text:p>2932</text:p>
          </table:table-cell>
          <table:table-cell ns42:value-type="float" table:style-name="ce29" office:value="1877" office:value-type="float">
            <text:p>1877</text:p>
          </table:table-cell>
          <table:table-cell ns42:value-type="float" table:style-name="ce29" office:value="1023" office:value-type="float">
            <text:p>1023</text:p>
          </table:table-cell>
          <table:table-cell ns42:value-type="float" table:style-name="ce29" office:value="238" office:value-type="float">
            <text:p>238</text:p>
          </table:table-cell>
          <table:table-cell table:formula="of:=SUM([.I9:.K9])" ns42:value-type="float" table:style-name="ce35" office:value-type="float" office:value="3138">
            <text:p>3138</text:p>
          </table:table-cell>
          <table:table-cell table:formula="of:=SUM([.H9]+[.L9])" ns42:value-type="float" table:style-name="ce35" office:value-type="float" office:value="6070">
            <text:p>6070</text:p>
          </table:table-cell>
          <table:table-cell ns42:value-type="float" table:style-name="ce29" office:value="5691" office:value-type="float">
            <text:p>5691</text:p>
          </table:table-cell>
          <table:table-cell ns42:value-type="float" table:style-name="ce29" office:value="15" office:value-type="float">
            <text:p>15</text:p>
          </table:table-cell>
          <table:table-cell ns42:value-type="float" table:style-name="ce29" office:value="364" office:value-type="float">
            <text:p>36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7" office:value-type="string">
            <text:p>Coevorden *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Default"/>
          <table:table-cell ns42:value-type="float" table:style-name="ce21" office:value="346" office:value-type="float">
            <text:p>346</text:p>
          </table:table-cell>
          <table:table-cell ns42:value-type="float" table:style-name="ce29" office:value="489" office:value-type="float">
            <text:p>489</text:p>
          </table:table-cell>
          <table:table-cell ns42:value-type="float" table:style-name="ce29" office:value="691" office:value-type="float">
            <text:p>691</text:p>
          </table:table-cell>
          <table:table-cell ns42:value-type="float" table:style-name="ce29" office:value="387" office:value-type="float">
            <text:p>387</text:p>
          </table:table-cell>
          <table:table-cell ns42:value-type="float" table:style-name="ce29" office:value="65" office:value-type="float">
            <text:p>65</text:p>
          </table:table-cell>
          <table:table-cell table:formula="of:=SUM([.E10:.G10])" ns42:value-type="float" table:style-name="ce35" office:value-type="float" office:value="1143">
            <text:p>1143</text:p>
          </table:table-cell>
          <table:table-cell ns42:value-type="float" table:style-name="ce29" office:value="765" office:value-type="float">
            <text:p>765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97" office:value-type="float">
            <text:p>97</text:p>
          </table:table-cell>
          <table:table-cell table:formula="of:=SUM([.I10:.K10])" ns42:value-type="float" table:style-name="ce35" office:value-type="float" office:value="1252">
            <text:p>1252</text:p>
          </table:table-cell>
          <table:table-cell table:formula="of:=SUM([.H10]+[.L10])" ns42:value-type="float" table:style-name="ce37" office:value-type="float" office:value="2395">
            <text:p>2395</text:p>
          </table:table-cell>
          <table:table-cell ns42:value-type="float" table:style-name="ce29" office:value="1846" office:value-type="float">
            <text:p>1846</text:p>
          </table:table-cell>
          <table:table-cell ns42:value-type="float" table:style-name="ce29" office:value="424" office:value-type="float">
            <text:p>424</text:p>
          </table:table-cell>
          <table:table-cell ns42:value-type="float" table:style-name="ce29" office:value="125" office:value-type="float">
            <text:p>1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14"/>
          <table:table-cell table:formula="of:=SUM([.C8:.C10])" ns42:value-type="float" table:style-name="ce22" office:value-type="float" office:value="2003">
            <text:p>2003</text:p>
          </table:table-cell>
          <table:table-cell table:formula="of:=SUM([.D8:.D10])" ns42:value-type="float" table:style-name="ce30" office:value-type="float" office:value="2512">
            <text:p>2512</text:p>
          </table:table-cell>
          <table:table-cell table:formula="of:=SUM([.E8:.E10])" ns42:value-type="float" table:style-name="ce30" office:value-type="float" office:value="3458">
            <text:p>3458</text:p>
          </table:table-cell>
          <table:table-cell table:formula="of:=SUM([.F8:.F10])" ns42:value-type="float" table:style-name="ce30" office:value-type="float" office:value="1918">
            <text:p>1918</text:p>
          </table:table-cell>
          <table:table-cell table:formula="of:=SUM([.G8:.G10])" ns42:value-type="float" table:style-name="ce30" office:value-type="float" office:value="232">
            <text:p>232</text:p>
          </table:table-cell>
          <table:table-cell table:formula="of:=SUM([.H8:.H10])" ns42:value-type="float" table:style-name="ce30" office:value-type="float" office:value="5608">
            <text:p>5608</text:p>
          </table:table-cell>
          <table:table-cell table:formula="of:=SUM([.I8:.I10])" ns42:value-type="float" table:style-name="ce30" office:value-type="float" office:value="3648">
            <text:p>3648</text:p>
          </table:table-cell>
          <table:table-cell table:formula="of:=SUM([.J8:.J10])" ns42:value-type="float" table:style-name="ce30" office:value-type="float" office:value="1903">
            <text:p>1903</text:p>
          </table:table-cell>
          <table:table-cell table:formula="of:=SUM([.K8:.K10])" ns42:value-type="float" table:style-name="ce30" office:value-type="float" office:value="422">
            <text:p>422</text:p>
          </table:table-cell>
          <table:table-cell table:formula="of:=SUM([.L8:.L10])" ns42:value-type="float" table:style-name="ce30" office:value-type="float" office:value="5973">
            <text:p>5973</text:p>
          </table:table-cell>
          <table:table-cell table:formula="of:=SUM([.M8:.M10])" ns42:value-type="float" table:style-name="ce30" office:value-type="float" office:value="11581">
            <text:p>11581</text:p>
          </table:table-cell>
          <table:table-cell table:formula="of:=SUM([.N8:.N10])" ns42:value-type="float" table:style-name="ce30" office:value-type="float" office:value="10420">
            <text:p>10420</text:p>
          </table:table-cell>
          <table:table-cell table:formula="of:=SUM([.O8:.O10])" ns42:value-type="float" table:style-name="ce30" office:value-type="float" office:value="516">
            <text:p>516</text:p>
          </table:table-cell>
          <table:table-cell table:formula="of:=SUM([.P8:.P10])" ns42:value-type="float" table:style-name="ce30" office:value-type="float" office:value="645">
            <text:p>645</text:p>
          </table:table-cell>
          <table:table-cell table:formula="of:=SUM([.Q8:.Q10])" ns42:value-type="float" table:style-name="ce30" office:value-type="float" office:value="0">
            <text:p>0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0" office:value-type="string">
            <text:p>1.Hieronder begrepen het garnizoen bedragende 206 manschappen.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15"/>
          <table:table-cell table:style-name="ce24" table:number-columns-repeated="15"/>
          <table:table-cell table:style-name="ce15" table:number-columns-repeated="5"/>
          <table:table-cell table:style-name="ce64"/>
          <table:table-cell table:number-columns-repeated="1001"/>
        </table:table-row>
        <table:table-row table:style-name="ro1">
          <table:table-cell table:style-name="ce11">
            <office:annotation>
              <text:p>http://purl.org/linked-data/sdmx/2009/dimension#refArea=http://www.gemeentegeschiedenis.nl/amco/10622</text:p>
            </office:annotation>
          </table:table-cell>
          <table:table-cell table:style-name="ce16"/>
          <table:table-cell table:style-name="ce25" table:number-columns-repeated="15"/>
          <table:table-cell table:style-name="ce16" table:number-columns-repeated="5"/>
          <table:table-cell table:style-name="ce65"/>
          <table:table-cell table:number-columns-repeated="100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1099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Drenthe gemeenten">
        <table:table-column table:style-name="co9" table:default-cell-style-name="ce9"/>
        <table:table-column table:style-name="co2" table:default-cell-style-name="ce9"/>
        <table:table-column table:style-name="co10" table:default-cell-style-name="ce23" table:number-columns-repeated="10"/>
        <table:table-column table:style-name="co4" table:default-cell-style-name="ce23"/>
        <table:table-column table:style-name="co11" table:default-cell-style-name="ce23" table:number-columns-repeated="4"/>
        <table:table-column table:style-name="co2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Gemeenten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Anloo</text:p>
            <office:annotation>
              <text:p>http://purl.org/linked-data/sdmx/2009/dimension#refArea=http://www.gemeentegeschiedenis.nl/amco/10787</text:p>
              <text:p>http://purl.org/linked-data/sdmx/2009/dimension#refArea=http://www.gemeentegeschiedenis.nl/amco/10522</text:p>
            </office:annotation>
          </table:table-cell>
          <table:table-cell table:style-name="ce66"/>
          <table:table-cell ns42:value-type="float" table:style-name="ce20" office:value="349" office:value-type="float">
            <text:p>349</text:p>
          </table:table-cell>
          <table:table-cell ns42:value-type="float" table:style-name="ce29" office:value="353" office:value-type="float">
            <text:p>353</text:p>
          </table:table-cell>
          <table:table-cell ns42:value-type="float" table:style-name="ce29" office:value="719" office:value-type="float">
            <text:p>719</text:p>
          </table:table-cell>
          <table:table-cell ns42:value-type="float" table:style-name="ce29" office:value="356" office:value-type="float">
            <text:p>356</text:p>
          </table:table-cell>
          <table:table-cell ns42:value-type="float" table:style-name="ce29" office:value="42" office:value-type="float">
            <text:p>42</text:p>
          </table:table-cell>
          <table:table-cell table:formula="of:=SUM([.E8:.G8])" ns42:value-type="float" table:style-name="ce34" office:value-type="float" office:value="1117">
            <text:p>1117</text:p>
          </table:table-cell>
          <table:table-cell ns42:value-type="float" table:style-name="ce29" office:value="671" office:value-type="float">
            <text:p>671</text:p>
          </table:table-cell>
          <table:table-cell ns42:value-type="float" table:style-name="ce29" office:value="355" office:value-type="float">
            <text:p>355</text:p>
          </table:table-cell>
          <table:table-cell ns42:value-type="float" table:style-name="ce29" office:value="73" office:value-type="float">
            <text:p>73</text:p>
          </table:table-cell>
          <table:table-cell table:formula="of:=SUM([.I8:.K8])" ns42:value-type="float" table:style-name="ce34" office:value-type="float" office:value="1099">
            <text:p>1099</text:p>
          </table:table-cell>
          <table:table-cell table:formula="of:=SUM([.L8];[.H8])" ns42:value-type="float" table:style-name="ce34" office:value-type="float" office:value="2216">
            <text:p>2216</text:p>
          </table:table-cell>
          <table:table-cell ns42:value-type="float" table:style-name="ce29" office:value="2184" office:value-type="float">
            <text:p>2184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4" office:value-type="float">
            <text:p>4</text:p>
          </table:table-cell>
          <table:table-cell ns42:value-type="float" table:style-name="ce29" office:value="22" office:value-type="float">
            <text:p>22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eilen</text:p>
            <office:annotation>
              <text:p>http://purl.org/linked-data/sdmx/2009/dimension#refArea=http://www.gemeentegeschiedenis.nl/amco/10520</text:p>
              <text:p>http://purl.org/linked-data/sdmx/2009/dimension#refArea=http://www.gemeentegeschiedenis.nl/amco/11204</text:p>
            </office:annotation>
          </table:table-cell>
          <table:table-cell table:style-name="ce66"/>
          <table:table-cell ns42:value-type="float" table:style-name="ce21" office:value="378" office:value-type="float">
            <text:p>378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768" office:value-type="float">
            <text:p>768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80" office:value-type="float">
            <text:p>80</text:p>
          </table:table-cell>
          <table:table-cell table:formula="of:=SUM([.E9:.G9])" ns42:value-type="float" table:style-name="ce35" office:value-type="float" office:value="1254">
            <text:p>1254</text:p>
          </table:table-cell>
          <table:table-cell ns42:value-type="float" table:style-name="ce29" office:value="727" office:value-type="float">
            <text:p>727</text:p>
          </table:table-cell>
          <table:table-cell ns42:value-type="float" table:style-name="ce29" office:value="406" office:value-type="float">
            <text:p>406</text:p>
          </table:table-cell>
          <table:table-cell ns42:value-type="float" table:style-name="ce29" office:value="72" office:value-type="float">
            <text:p>72</text:p>
          </table:table-cell>
          <table:table-cell table:formula="of:=SUM([.I9:.K9])" ns42:value-type="float" table:style-name="ce35" office:value-type="float" office:value="1205">
            <text:p>1205</text:p>
          </table:table-cell>
          <table:table-cell table:formula="of:=SUM([.L9];[.H9])" ns42:value-type="float" table:style-name="ce35" office:value-type="float" office:value="2459">
            <text:p>2459</text:p>
          </table:table-cell>
          <table:table-cell ns42:value-type="float" table:style-name="ce29" office:value="2421" office:value-type="float">
            <text:p>2421</text:p>
          </table:table-cell>
          <table:table-cell ns42:value-type="float" table:style-name="ce29" office:value="3" office:value-type="float">
            <text:p>3</text:p>
          </table:table-cell>
          <table:table-cell ns42:value-type="float" table:style-name="ce29" office:value="26" office:value-type="float">
            <text:p>26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Borge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21" office:value="369" office:value-type="float">
            <text:p>369</text:p>
          </table:table-cell>
          <table:table-cell ns42:value-type="float" table:style-name="ce29" office:value="397" office:value-type="float">
            <text:p>397</text:p>
          </table:table-cell>
          <table:table-cell ns42:value-type="float" table:style-name="ce29" office:value="729" office:value-type="float">
            <text:p>729</text:p>
          </table:table-cell>
          <table:table-cell ns42:value-type="float" table:style-name="ce29" office:value="347" office:value-type="float">
            <text:p>347</text:p>
          </table:table-cell>
          <table:table-cell ns42:value-type="float" table:style-name="ce29" office:value="44" office:value-type="float">
            <text:p>44</text:p>
          </table:table-cell>
          <table:table-cell table:formula="of:=SUM([.E10:.G10])" ns42:value-type="float" table:style-name="ce35" office:value-type="float" office:value="1120">
            <text:p>1120</text:p>
          </table:table-cell>
          <table:table-cell ns42:value-type="float" table:style-name="ce29" office:value="682" office:value-type="float">
            <text:p>682</text:p>
          </table:table-cell>
          <table:table-cell ns42:value-type="float" table:style-name="ce29" office:value="348" office:value-type="float">
            <text:p>348</text:p>
          </table:table-cell>
          <table:table-cell ns42:value-type="float" table:style-name="ce29" office:value="68" office:value-type="float">
            <text:p>68</text:p>
          </table:table-cell>
          <table:table-cell table:formula="of:=SUM([.I10:.K10])" ns42:value-type="float" table:style-name="ce35" office:value-type="float" office:value="1098">
            <text:p>1098</text:p>
          </table:table-cell>
          <table:table-cell table:formula="of:=SUM([.L10];[.H10])" ns42:value-type="float" table:style-name="ce35" office:value-type="float" office:value="2218">
            <text:p>2218</text:p>
          </table:table-cell>
          <table:table-cell ns42:value-type="float" table:style-name="ce29" office:value="2165" office:value-type="float">
            <text:p>2165</text:p>
          </table:table-cell>
          <table:table-cell ns42:value-type="float" table:style-name="ce29" office:value="21" office:value-type="float">
            <text:p>21</text:p>
          </table:table-cell>
          <table:table-cell ns42:value-type="float" table:style-name="ce29" office:value="30" office:value-type="float">
            <text:p>30</text:p>
          </table:table-cell>
          <table:table-cell ns42:value-type="float" table:style-name="ce29" office:value="2" office:value-type="float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alen</text:p>
            <office:annotation>
              <text:p>http://purl.org/linked-data/sdmx/2009/dimension#refArea=http://www.gemeentegeschiedenis.nl/amco/11004</text:p>
              <text:p>http://lod.cedar-project.nl/vocab/cedar#isTotal=1</text:p>
            </office:annotation>
          </table:table-cell>
          <table:table-cell table:style-name="ce66"/>
          <table:table-cell ns42:value-type="float" table:style-name="ce21" office:value="402" office:value-type="float">
            <text:p>402</text:p>
          </table:table-cell>
          <table:table-cell ns42:value-type="float" table:style-name="ce29" office:value="514" office:value-type="float">
            <text:p>514</text:p>
          </table:table-cell>
          <table:table-cell ns42:value-type="float" table:style-name="ce29" office:value="960" office:value-type="float">
            <text:p>960</text:p>
          </table:table-cell>
          <table:table-cell ns42:value-type="float" table:style-name="ce29" office:value="436" office:value-type="float">
            <text:p>436</text:p>
          </table:table-cell>
          <table:table-cell ns42:value-type="float" table:style-name="ce29" office:value="53" office:value-type="float">
            <text:p>53</text:p>
          </table:table-cell>
          <table:table-cell table:formula="of:=SUM([.E11:.G11])" ns42:value-type="float" table:style-name="ce35" office:value-type="float" office:value="1449">
            <text:p>1449</text:p>
          </table:table-cell>
          <table:table-cell ns42:value-type="float" table:style-name="ce29" office:value="850" office:value-type="float">
            <text:p>850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95" office:value-type="float">
            <text:p>95</text:p>
          </table:table-cell>
          <table:table-cell table:formula="of:=SUM([.I11:.K11])" ns42:value-type="float" table:style-name="ce35" office:value-type="float" office:value="1379">
            <text:p>1379</text:p>
          </table:table-cell>
          <table:table-cell table:formula="of:=SUM([.L11];[.H11])" ns42:value-type="float" table:style-name="ce35" office:value-type="float" office:value="2828">
            <text:p>2828</text:p>
          </table:table-cell>
          <table:table-cell ns42:value-type="float" table:style-name="ce29" office:value="2273" office:value-type="float">
            <text:p>2273</text:p>
          </table:table-cell>
          <table:table-cell ns42:value-type="float" table:style-name="ce29" office:value="530" office:value-type="float">
            <text:p>530</text:p>
          </table:table-cell>
          <table:table-cell ns42:value-type="float" table:style-name="ce29" office:value="25" office:value-type="float">
            <text:p>2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21" office:value="179" office:value-type="float">
            <text:p>179</text:p>
          </table:table-cell>
          <table:table-cell ns42:value-type="float" table:style-name="ce29" office:value="207" office:value-type="float">
            <text:p>207</text:p>
          </table:table-cell>
          <table:table-cell ns42:value-type="float" table:style-name="ce29" office:value="449" office:value-type="float">
            <text:p>449</text:p>
          </table:table-cell>
          <table:table-cell ns42:value-type="float" table:style-name="ce29" office:value="177" office:value-type="float">
            <text:p>177</text:p>
          </table:table-cell>
          <table:table-cell ns42:value-type="float" table:style-name="ce29" office:value="30" office:value-type="float">
            <text:p>30</text:p>
          </table:table-cell>
          <table:table-cell table:formula="of:=SUM([.E12:.G12])" ns42:value-type="float" table:style-name="ce35" office:value-type="float" office:value="656">
            <text:p>656</text:p>
          </table:table-cell>
          <table:table-cell ns42:value-type="float" table:style-name="ce29" office:value="323" office:value-type="float">
            <text:p>323</text:p>
          </table:table-cell>
          <table:table-cell ns42:value-type="float" table:style-name="ce29" office:value="174" office:value-type="float">
            <text:p>174</text:p>
          </table:table-cell>
          <table:table-cell ns42:value-type="float" table:style-name="ce29" office:value="37" office:value-type="float">
            <text:p>37</text:p>
          </table:table-cell>
          <table:table-cell table:formula="of:=SUM([.I12:.K12])" ns42:value-type="float" table:style-name="ce35" office:value-type="float" office:value="534">
            <text:p>534</text:p>
          </table:table-cell>
          <table:table-cell table:formula="of:=SUM([.L12];[.H12])" ns42:value-type="float" table:style-name="ce35" office:value-type="float" office:value="1190">
            <text:p>1190</text:p>
          </table:table-cell>
          <table:table-cell ns42:value-type="float" table:style-name="ce29" office:value="1168" office:value-type="float">
            <text:p>1168</text:p>
          </table:table-cell>
          <table:table-cell ns42:value-type="float" table:style-name="ce29" office:value="18" office:value-type="float">
            <text:p>1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21" office:value="239" office:value-type="float">
            <text:p>239</text:p>
          </table:table-cell>
          <table:table-cell ns42:value-type="float" table:style-name="ce29" office:value="270" office:value-type="float">
            <text:p>270</text:p>
          </table:table-cell>
          <table:table-cell ns42:value-type="float" table:style-name="ce29" office:value="462" office:value-type="float">
            <text:p>462</text:p>
          </table:table-cell>
          <table:table-cell ns42:value-type="float" table:style-name="ce29" office:value="198" office:value-type="float">
            <text:p>198</text:p>
          </table:table-cell>
          <table:table-cell ns42:value-type="float" table:style-name="ce29" office:value="30" office:value-type="float">
            <text:p>30</text:p>
          </table:table-cell>
          <table:table-cell table:formula="of:=SUM([.E13:.G13])" ns42:value-type="float" table:style-name="ce35" office:value-type="float" office:value="690">
            <text:p>690</text:p>
          </table:table-cell>
          <table:table-cell ns42:value-type="float" table:style-name="ce29" office:value="382" office:value-type="float">
            <text:p>38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1" office:value-type="float">
            <text:p>41</text:p>
          </table:table-cell>
          <table:table-cell table:formula="of:=SUM([.I13:.K13])" ns42:value-type="float" table:style-name="ce35" office:value-type="float" office:value="622">
            <text:p>622</text:p>
          </table:table-cell>
          <table:table-cell table:formula="of:=SUM([.L13];[.H13])" ns42:value-type="float" table:style-name="ce35" office:value-type="float" office:value="1312">
            <text:p>1312</text:p>
          </table:table-cell>
          <table:table-cell ns42:value-type="float" table:style-name="ce29" office:value="1259" office:value-type="float">
            <text:p>1259</text:p>
          </table:table-cell>
          <table:table-cell table:style-name="ce29"/>
          <table:table-cell ns42:value-type="float" table:style-name="ce29" office:value="47" office:value-type="float">
            <text:p>47</text:p>
          </table:table-cell>
          <table:table-cell ns42:value-type="float" table:style-name="ce29" office:value="6" office:value-type="float">
            <text:p>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21" office:value="214" office:value-type="float">
            <text:p>214</text:p>
          </table:table-cell>
          <table:table-cell ns42:value-type="float" table:style-name="ce29" office:value="290" office:value-type="float">
            <text:p>290</text:p>
          </table:table-cell>
          <table:table-cell ns42:value-type="float" table:style-name="ce29" office:value="384" office:value-type="float">
            <text:p>384</text:p>
          </table:table-cell>
          <table:table-cell ns42:value-type="float" table:style-name="ce29" office:value="242" office:value-type="float">
            <text:p>242</text:p>
          </table:table-cell>
          <table:table-cell ns42:value-type="float" table:style-name="ce29" office:value="35" office:value-type="float">
            <text:p>35</text:p>
          </table:table-cell>
          <table:table-cell table:formula="of:=SUM([.E14:.G14])" ns42:value-type="float" table:style-name="ce35" office:value-type="float" office:value="661">
            <text:p>661</text:p>
          </table:table-cell>
          <table:table-cell ns42:value-type="float" table:style-name="ce29" office:value="441" office:value-type="float">
            <text:p>441</text:p>
          </table:table-cell>
          <table:table-cell ns42:value-type="float" table:style-name="ce29" office:value="239" office:value-type="float">
            <text:p>239</text:p>
          </table:table-cell>
          <table:table-cell ns42:value-type="float" table:style-name="ce29" office:value="65" office:value-type="float">
            <text:p>65</text:p>
          </table:table-cell>
          <table:table-cell table:formula="of:=SUM([.I14:.K14])" ns42:value-type="float" table:style-name="ce35" office:value-type="float" office:value="745">
            <text:p>745</text:p>
          </table:table-cell>
          <table:table-cell table:formula="of:=SUM([.L14];[.H14])" ns42:value-type="float" table:style-name="ce35" office:value-type="float" office:value="1406">
            <text:p>1406</text:p>
          </table:table-cell>
          <table:table-cell ns42:value-type="float" table:style-name="ce29" office:value="1379" office:value-type="float">
            <text:p>1379</text:p>
          </table:table-cell>
          <table:table-cell ns42:value-type="float" table:style-name="ce29" office:value="13" office:value-type="float">
            <text:p>13</text:p>
          </table:table-cell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21" office:value="360" office:value-type="float">
            <text:p>360</text:p>
          </table:table-cell>
          <table:table-cell ns42:value-type="float" table:style-name="ce29" office:value="425" office:value-type="float">
            <text:p>425</text:p>
          </table:table-cell>
          <table:table-cell ns42:value-type="float" table:style-name="ce29" office:value="781" office:value-type="float">
            <text:p>781</text:p>
          </table:table-cell>
          <table:table-cell ns42:value-type="float" table:style-name="ce29" office:value="362" office:value-type="float">
            <text:p>362</text:p>
          </table:table-cell>
          <table:table-cell ns42:value-type="float" table:style-name="ce29" office:value="68" office:value-type="float">
            <text:p>68</text:p>
          </table:table-cell>
          <table:table-cell table:formula="of:=SUM([.E15:.G15])" ns42:value-type="float" table:style-name="ce35" office:value-type="float" office:value="1211">
            <text:p>1211</text:p>
          </table:table-cell>
          <table:table-cell ns42:value-type="float" table:style-name="ce29" office:value="686" office:value-type="float">
            <text:p>686</text:p>
          </table:table-cell>
          <table:table-cell ns42:value-type="float" table:style-name="ce29" office:value="361" office:value-type="float">
            <text:p>361</text:p>
          </table:table-cell>
          <table:table-cell ns42:value-type="float" table:style-name="ce29" office:value="72" office:value-type="float">
            <text:p>72</text:p>
          </table:table-cell>
          <table:table-cell table:formula="of:=SUM([.I15:.K15])" ns42:value-type="float" table:style-name="ce35" office:value-type="float" office:value="1119">
            <text:p>1119</text:p>
          </table:table-cell>
          <table:table-cell table:formula="of:=SUM([.L15];[.H15])" ns42:value-type="float" table:style-name="ce35" office:value-type="float" office:value="2330">
            <text:p>2330</text:p>
          </table:table-cell>
          <table:table-cell ns42:value-type="float" table:style-name="ce29" office:value="2107" office:value-type="float">
            <text:p>2107</text:p>
          </table:table-cell>
          <table:table-cell ns42:value-type="float" table:style-name="ce29" office:value="193" office:value-type="float">
            <text:p>193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21" office:value="191" office:value-type="float">
            <text:p>191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374" office:value-type="float">
            <text:p>374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28" office:value-type="float">
            <text:p>28</text:p>
          </table:table-cell>
          <table:table-cell table:formula="of:=SUM([.E16:.G16])" ns42:value-type="float" table:style-name="ce35" office:value-type="float" office:value="586">
            <text:p>586</text:p>
          </table:table-cell>
          <table:table-cell ns42:value-type="float" table:style-name="ce29" office:value="321" office:value-type="float">
            <text:p>321</text:p>
          </table:table-cell>
          <table:table-cell ns42:value-type="float" table:style-name="ce29" office:value="186" office:value-type="float">
            <text:p>186</text:p>
          </table:table-cell>
          <table:table-cell ns42:value-type="float" table:style-name="ce29" office:value="38" office:value-type="float">
            <text:p>38</text:p>
          </table:table-cell>
          <table:table-cell table:formula="of:=SUM([.I16:.K16])" ns42:value-type="float" table:style-name="ce35" office:value-type="float" office:value="545">
            <text:p>545</text:p>
          </table:table-cell>
          <table:table-cell table:formula="of:=SUM([.L16];[.H16])" ns42:value-type="float" table:style-name="ce35" office:value-type="float" office:value="1131">
            <text:p>1131</text:p>
          </table:table-cell>
          <table:table-cell ns42:value-type="float" table:style-name="ce29" office:value="1114" office:value-type="float">
            <text:p>1114</text:p>
          </table:table-cell>
          <table:table-cell table:style-name="ce29"/>
          <table:table-cell ns42:value-type="float" table:style-name="ce29" office:value="8" office:value-type="float">
            <text:p>8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21" office:value="281" office:value-type="float">
            <text:p>281</text:p>
          </table:table-cell>
          <table:table-cell ns42:value-type="float" table:style-name="ce29" office:value="295" office:value-type="float">
            <text:p>295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249" office:value-type="float">
            <text:p>249</text:p>
          </table:table-cell>
          <table:table-cell ns42:value-type="float" table:style-name="ce29" office:value="31" office:value-type="float">
            <text:p>31</text:p>
          </table:table-cell>
          <table:table-cell table:formula="of:=SUM([.E17:.G17])" ns42:value-type="float" table:style-name="ce35" office:value-type="float" office:value="816">
            <text:p>816</text:p>
          </table:table-cell>
          <table:table-cell ns42:value-type="float" table:style-name="ce29" office:value="487" office:value-type="float">
            <text:p>487</text:p>
          </table:table-cell>
          <table:table-cell ns42:value-type="float" table:style-name="ce29" office:value="245" office:value-type="float">
            <text:p>245</text:p>
          </table:table-cell>
          <table:table-cell ns42:value-type="float" table:style-name="ce29" office:value="58" office:value-type="float">
            <text:p>58</text:p>
          </table:table-cell>
          <table:table-cell table:formula="of:=SUM([.I17:.K17])" ns42:value-type="float" table:style-name="ce35" office:value-type="float" office:value="790">
            <text:p>790</text:p>
          </table:table-cell>
          <table:table-cell table:formula="of:=SUM([.L17];[.H17])" ns42:value-type="float" table:style-name="ce35" office:value-type="float" office:value="1606">
            <text:p>1606</text:p>
          </table:table-cell>
          <table:table-cell ns42:value-type="float" table:style-name="ce29" office:value="1579" office:value-type="float">
            <text:p>1579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7" office:value-type="float">
            <text:p>7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21" office:value="389" office:value-type="float">
            <text:p>389</text:p>
          </table:table-cell>
          <table:table-cell ns42:value-type="float" table:style-name="ce29" office:value="464" office:value-type="float">
            <text:p>464</text:p>
          </table:table-cell>
          <table:table-cell ns42:value-type="float" table:style-name="ce29" office:value="758" office:value-type="float">
            <text:p>758</text:p>
          </table:table-cell>
          <table:table-cell ns42:value-type="float" table:style-name="ce29" office:value="376" office:value-type="float">
            <text:p>376</text:p>
          </table:table-cell>
          <table:table-cell ns42:value-type="float" table:style-name="ce29" office:value="65" office:value-type="float">
            <text:p>65</text:p>
          </table:table-cell>
          <table:table-cell table:formula="of:=SUM([.E18:.G18])" ns42:value-type="float" table:style-name="ce35" office:value-type="float" office:value="1199">
            <text:p>1199</text:p>
          </table:table-cell>
          <table:table-cell ns42:value-type="float" table:style-name="ce29" office:value="614" office:value-type="float">
            <text:p>614</text:p>
          </table:table-cell>
          <table:table-cell ns42:value-type="float" table:style-name="ce29" office:value="375" office:value-type="float">
            <text:p>375</text:p>
          </table:table-cell>
          <table:table-cell ns42:value-type="float" table:style-name="ce29" office:value="75" office:value-type="float">
            <text:p>75</text:p>
          </table:table-cell>
          <table:table-cell table:formula="of:=SUM([.I18:.K18])" ns42:value-type="float" table:style-name="ce35" office:value-type="float" office:value="1064">
            <text:p>1064</text:p>
          </table:table-cell>
          <table:table-cell table:formula="of:=SUM([.L18];[.H18])" ns42:value-type="float" table:style-name="ce35" office:value-type="float" office:value="2263">
            <text:p>2263</text:p>
          </table:table-cell>
          <table:table-cell ns42:value-type="float" table:style-name="ce29" office:value="2252" office:value-type="float">
            <text:p>225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4" office:value-type="float">
            <text:p>4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21" office:value="1403" office:value-type="float">
            <text:p>1403</text:p>
          </table:table-cell>
          <table:table-cell ns42:value-type="float" table:style-name="ce29" office:value="1496" office:value-type="float">
            <text:p>1496</text:p>
          </table:table-cell>
          <table:table-cell ns42:value-type="float" table:style-name="ce29" office:value="2137" office:value-type="float">
            <text:p>2137</text:p>
          </table:table-cell>
          <table:table-cell ns42:value-type="float" table:style-name="ce29" office:value="1190" office:value-type="float">
            <text:p>1190</text:p>
          </table:table-cell>
          <table:table-cell ns42:value-type="float" table:style-name="ce29" office:value="115" office:value-type="float">
            <text:p>115</text:p>
          </table:table-cell>
          <table:table-cell table:formula="of:=SUM([.E19:.G19])" ns42:value-type="float" table:style-name="ce35" office:value-type="float" office:value="3442">
            <text:p>3442</text:p>
          </table:table-cell>
          <table:table-cell ns42:value-type="float" table:style-name="ce29" office:value="2102" office:value-type="float">
            <text:p>2102</text:p>
          </table:table-cell>
          <table:table-cell ns42:value-type="float" table:style-name="ce29" office:value="1195" office:value-type="float">
            <text:p>1195</text:p>
          </table:table-cell>
          <table:table-cell ns42:value-type="float" table:style-name="ce29" office:value="256" office:value-type="float">
            <text:p>256</text:p>
          </table:table-cell>
          <table:table-cell table:formula="of:=SUM([.I19:.K19])" ns42:value-type="float" table:style-name="ce35" office:value-type="float" office:value="3553">
            <text:p>3553</text:p>
          </table:table-cell>
          <table:table-cell table:formula="of:=SUM([.L19];[.H19])" ns42:value-type="float" table:style-name="ce35" office:value-type="float" office:value="6995">
            <text:p>6995</text:p>
          </table:table-cell>
          <table:table-cell ns42:value-type="float" table:style-name="ce29" office:value="6722" office:value-type="float">
            <text:p>6722</text:p>
          </table:table-cell>
          <table:table-cell ns42:value-type="float" table:style-name="ce29" office:value="23" office:value-type="float">
            <text:p>23</text:p>
          </table:table-cell>
          <table:table-cell ns42:value-type="float" table:style-name="ce29" office:value="243" office:value-type="float">
            <text:p>243</text:p>
          </table:table-cell>
          <table:table-cell ns42:value-type="float" table:style-name="ce29" office:value="7" office:value-type="float">
            <text:p>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21" office:value="257" office:value-type="float">
            <text:p>257</text:p>
          </table:table-cell>
          <table:table-cell ns42:value-type="float" table:style-name="ce29" office:value="533" office:value-type="float">
            <text:p>533</text:p>
          </table:table-cell>
          <table:table-cell ns42:value-type="float" table:style-name="ce29" office:value="2281" office:value-type="float">
            <text:p>2281</text:p>
          </table:table-cell>
          <table:table-cell ns42:value-type="float" table:style-name="ce29" office:value="598" office:value-type="float">
            <text:p>598</text:p>
          </table:table-cell>
          <table:table-cell ns42:value-type="float" table:style-name="ce29" office:value="187" office:value-type="float">
            <text:p>187</text:p>
          </table:table-cell>
          <table:table-cell table:formula="of:=SUM([.E20:.G20])" ns42:value-type="float" table:style-name="ce35" office:value-type="float" office:value="3066">
            <text:p>3066</text:p>
          </table:table-cell>
          <table:table-cell ns42:value-type="float" table:style-name="ce29" office:value="2052" office:value-type="float">
            <text:p>2052</text:p>
          </table:table-cell>
          <table:table-cell ns42:value-type="float" table:style-name="ce29" office:value="529" office:value-type="float">
            <text:p>529</text:p>
          </table:table-cell>
          <table:table-cell ns42:value-type="float" table:style-name="ce29" office:value="195" office:value-type="float">
            <text:p>195</text:p>
          </table:table-cell>
          <table:table-cell table:formula="of:=SUM([.I20:.K20])" ns42:value-type="float" table:style-name="ce35" office:value-type="float" office:value="2776">
            <text:p>2776</text:p>
          </table:table-cell>
          <table:table-cell table:formula="of:=SUM([.L20];[.H20])" ns42:value-type="float" table:style-name="ce35" office:value-type="float" office:value="5842">
            <text:p>5842</text:p>
          </table:table-cell>
          <table:table-cell ns42:value-type="float" table:style-name="ce29" office:value="4336" office:value-type="float">
            <text:p>4336</text:p>
          </table:table-cell>
          <table:table-cell ns42:value-type="float" table:style-name="ce29" office:value="1434" office:value-type="float">
            <text:p>1434</text:p>
          </table:table-cell>
          <table:table-cell ns42:value-type="float" table:style-name="ce29" office:value="61" office:value-type="float">
            <text:p>61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21" office:value="252" office:value-type="float">
            <text:p>252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71" office:value-type="float">
            <text:p>371</text:p>
          </table:table-cell>
          <table:table-cell ns42:value-type="float" table:style-name="ce29" office:value="212" office:value-type="float">
            <text:p>212</text:p>
          </table:table-cell>
          <table:table-cell ns42:value-type="float" table:style-name="ce29" office:value="30" office:value-type="float">
            <text:p>30</text:p>
          </table:table-cell>
          <table:table-cell table:formula="of:=SUM([.E21:.G21])" ns42:value-type="float" table:style-name="ce35" office:value-type="float" office:value="613">
            <text:p>613</text:p>
          </table:table-cell>
          <table:table-cell ns42:value-type="float" table:style-name="ce29" office:value="381" office:value-type="float">
            <text:p>381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7" office:value-type="float">
            <text:p>47</text:p>
          </table:table-cell>
          <table:table-cell table:formula="of:=SUM([.I21:.K21])" ns42:value-type="float" table:style-name="ce35" office:value-type="float" office:value="647">
            <text:p>647</text:p>
          </table:table-cell>
          <table:table-cell table:formula="of:=SUM([.L21];[.H21])" ns42:value-type="float" table:style-name="ce35" office:value-type="float" office:value="1260">
            <text:p>1260</text:p>
          </table:table-cell>
          <table:table-cell ns42:value-type="float" table:style-name="ce29" office:value="1260" office:value-type="float">
            <text:p>1260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21" office:value="193" office:value-type="float">
            <text:p>193</text:p>
          </table:table-cell>
          <table:table-cell ns42:value-type="float" table:style-name="ce29" office:value="219" office:value-type="float">
            <text:p>219</text:p>
          </table:table-cell>
          <table:table-cell ns42:value-type="float" table:style-name="ce29" office:value="442" office:value-type="float">
            <text:p>442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28" office:value-type="float">
            <text:p>28</text:p>
          </table:table-cell>
          <table:table-cell table:formula="of:=SUM([.E22:.G22])" ns42:value-type="float" table:style-name="ce35" office:value-type="float" office:value="672">
            <text:p>672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202" office:value-type="float">
            <text:p>202</text:p>
          </table:table-cell>
          <table:table-cell ns42:value-type="float" table:style-name="ce29" office:value="32" office:value-type="float">
            <text:p>32</text:p>
          </table:table-cell>
          <table:table-cell table:formula="of:=SUM([.I22:.K22])" ns42:value-type="float" table:style-name="ce35" office:value-type="float" office:value="611">
            <text:p>611</text:p>
          </table:table-cell>
          <table:table-cell table:formula="of:=SUM([.L22];[.H22])" ns42:value-type="float" table:style-name="ce35" office:value-type="float" office:value="1283">
            <text:p>1283</text:p>
          </table:table-cell>
          <table:table-cell ns42:value-type="float" table:style-name="ce29" office:value="1150" office:value-type="float">
            <text:p>1150</text:p>
          </table:table-cell>
          <table:table-cell ns42:value-type="float" table:style-name="ce29" office:value="133" office:value-type="float">
            <text:p>133</text:p>
          </table:table-cell>
          <table:table-cell table:style-name="ce29" table:number-columns-repeated="2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21" office:value="116" office:value-type="float">
            <text:p>116</text:p>
          </table:table-cell>
          <table:table-cell ns42:value-type="float" table:style-name="ce29" office:value="148" office:value-type="float">
            <text:p>14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19" office:value-type="float">
            <text:p>19</text:p>
          </table:table-cell>
          <table:table-cell table:formula="of:=SUM([.E23:.G23])" ns42:value-type="float" table:style-name="ce35" office:value-type="float" office:value="457">
            <text:p>457</text:p>
          </table:table-cell>
          <table:table-cell ns42:value-type="float" table:style-name="ce29" office:value="253" office:value-type="float">
            <text:p>253</text:p>
          </table:table-cell>
          <table:table-cell ns42:value-type="float" table:style-name="ce29" office:value="130" office:value-type="float">
            <text:p>130</text:p>
          </table:table-cell>
          <table:table-cell ns42:value-type="float" table:style-name="ce29" office:value="20" office:value-type="float">
            <text:p>20</text:p>
          </table:table-cell>
          <table:table-cell table:formula="of:=SUM([.I23:.K23])" ns42:value-type="float" table:style-name="ce35" office:value-type="float" office:value="403">
            <text:p>403</text:p>
          </table:table-cell>
          <table:table-cell table:formula="of:=SUM([.L23];[.H23])" ns42:value-type="float" table:style-name="ce35" office:value-type="float" office:value="860">
            <text:p>860</text:p>
          </table:table-cell>
          <table:table-cell ns42:value-type="float" table:style-name="ce29" office:value="855" office:value-type="float">
            <text:p>855</text:p>
          </table:table-cell>
          <table:table-cell table:style-name="ce29"/>
          <table:table-cell ns42:value-type="float" table:style-name="ce29" office:value="5" office:value-type="float">
            <text:p>5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21" office:value="228" office:value-type="float">
            <text:p>228</text:p>
          </table:table-cell>
          <table:table-cell ns42:value-type="float" table:style-name="ce29" office:value="250" office:value-type="float">
            <text:p>250</text:p>
          </table:table-cell>
          <table:table-cell ns42:value-type="float" table:style-name="ce29" office:value="390" office:value-type="float">
            <text:p>39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32" office:value-type="float">
            <text:p>32</text:p>
          </table:table-cell>
          <table:table-cell table:formula="of:=SUM([.E24:.G24])" ns42:value-type="float" table:style-name="ce35" office:value-type="float" office:value="614">
            <text:p>614</text:p>
          </table:table-cell>
          <table:table-cell ns42:value-type="float" table:style-name="ce29" office:value="400" office:value-type="float">
            <text:p>400</text:p>
          </table:table-cell>
          <table:table-cell ns42:value-type="float" table:style-name="ce29" office:value="192" office:value-type="float">
            <text:p>192</text:p>
          </table:table-cell>
          <table:table-cell ns42:value-type="float" table:style-name="ce29" office:value="45" office:value-type="float">
            <text:p>45</text:p>
          </table:table-cell>
          <table:table-cell table:formula="of:=SUM([.I24:.K24])" ns42:value-type="float" table:style-name="ce35" office:value-type="float" office:value="637">
            <text:p>637</text:p>
          </table:table-cell>
          <table:table-cell table:formula="of:=SUM([.L24];[.H24])" ns42:value-type="float" table:style-name="ce35" office:value-type="float" office:value="1251">
            <text:p>1251</text:p>
          </table:table-cell>
          <table:table-cell ns42:value-type="float" table:style-name="ce29" office:value="1235" office:value-type="float">
            <text:p>1235</text:p>
          </table:table-cell>
          <table:table-cell ns42:value-type="float" table:style-name="ce29" office:value="2" office:value-type="float">
            <text:p>2</text:p>
          </table:table-cell>
          <table:table-cell ns42:value-type="float" table:style-name="ce29" office:value="5" office:value-type="float">
            <text:p>5</text:p>
          </table:table-cell>
          <table:table-cell ns42:value-type="float" table:style-name="ce29" office:value="9" office:value-type="float">
            <text:p>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21" office:value="302" office:value-type="float">
            <text:p>302</text:p>
          </table:table-cell>
          <table:table-cell ns42:value-type="float" table:style-name="ce29" office:value="350" office:value-type="float">
            <text:p>350</text:p>
          </table:table-cell>
          <table:table-cell ns42:value-type="float" table:style-name="ce29" office:value="616" office:value-type="float">
            <text:p>616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44" office:value-type="float">
            <text:p>44</text:p>
          </table:table-cell>
          <table:table-cell table:formula="of:=SUM([.E25:.G25])" ns42:value-type="float" table:style-name="ce35" office:value-type="float" office:value="947">
            <text:p>947</text:p>
          </table:table-cell>
          <table:table-cell ns42:value-type="float" table:style-name="ce29" office:value="590" office:value-type="float">
            <text:p>590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66" office:value-type="float">
            <text:p>66</text:p>
          </table:table-cell>
          <table:table-cell table:formula="of:=SUM([.I25:.K25])" ns42:value-type="float" table:style-name="ce35" office:value-type="float" office:value="942">
            <text:p>942</text:p>
          </table:table-cell>
          <table:table-cell table:formula="of:=SUM([.L25];[.H25])" ns42:value-type="float" table:style-name="ce35" office:value-type="float" office:value="1889">
            <text:p>1889</text:p>
          </table:table-cell>
          <table:table-cell ns42:value-type="float" table:style-name="ce29" office:value="1853" office:value-type="float">
            <text:p>1853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30" office:value-type="float">
            <text:p>3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21" office:value="201" office:value-type="float">
            <text:p>201</text:p>
          </table:table-cell>
          <table:table-cell ns42:value-type="float" table:style-name="ce29" office:value="235" office:value-type="float">
            <text:p>235</text:p>
          </table:table-cell>
          <table:table-cell ns42:value-type="float" table:style-name="ce29" office:value="434" office:value-type="float">
            <text:p>434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4" office:value-type="float">
            <text:p>44</text:p>
          </table:table-cell>
          <table:table-cell table:formula="of:=SUM([.E26:.G26])" ns42:value-type="float" table:style-name="ce35" office:value-type="float" office:value="667">
            <text:p>667</text:p>
          </table:table-cell>
          <table:table-cell ns42:value-type="float" table:style-name="ce29" office:value="430" office:value-type="float">
            <text:p>430</text:p>
          </table:table-cell>
          <table:table-cell ns42:value-type="float" table:style-name="ce29" office:value="189" office:value-type="float">
            <text:p>189</text:p>
          </table:table-cell>
          <table:table-cell ns42:value-type="float" table:style-name="ce29" office:value="49" office:value-type="float">
            <text:p>49</text:p>
          </table:table-cell>
          <table:table-cell table:formula="of:=SUM([.I26:.K26])" ns42:value-type="float" table:style-name="ce35" office:value-type="float" office:value="668">
            <text:p>668</text:p>
          </table:table-cell>
          <table:table-cell table:formula="of:=SUM([.L26];[.H26])" ns42:value-type="float" table:style-name="ce35" office:value-type="float" office:value="1335">
            <text:p>1335</text:p>
          </table:table-cell>
          <table:table-cell ns42:value-type="float" table:style-name="ce29" office:value="1304" office:value-type="float">
            <text:p>1304</text:p>
          </table:table-cell>
          <table:table-cell table:style-name="ce29"/>
          <table:table-cell ns42:value-type="float" table:style-name="ce29" office:value="31" office:value-type="float">
            <text:p>31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21" office:value="312" office:value-type="float">
            <text:p>312</text:p>
          </table:table-cell>
          <table:table-cell ns42:value-type="float" table:style-name="ce29" office:value="357" office:value-type="float">
            <text:p>357</text:p>
          </table:table-cell>
          <table:table-cell ns42:value-type="float" table:style-name="ce29" office:value="624" office:value-type="float">
            <text:p>624</text:p>
          </table:table-cell>
          <table:table-cell ns42:value-type="float" table:style-name="ce29" office:value="310" office:value-type="float">
            <text:p>310</text:p>
          </table:table-cell>
          <table:table-cell ns42:value-type="float" table:style-name="ce29" office:value="40" office:value-type="float">
            <text:p>40</text:p>
          </table:table-cell>
          <table:table-cell table:formula="of:=SUM([.E27:.G27])" ns42:value-type="float" table:style-name="ce35" office:value-type="float" office:value="974">
            <text:p>974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8" office:value-type="float">
            <text:p>308</text:p>
          </table:table-cell>
          <table:table-cell ns42:value-type="float" table:style-name="ce29" office:value="66" office:value-type="float">
            <text:p>66</text:p>
          </table:table-cell>
          <table:table-cell table:formula="of:=SUM([.I27:.K27])" ns42:value-type="float" table:style-name="ce35" office:value-type="float" office:value="942">
            <text:p>942</text:p>
          </table:table-cell>
          <table:table-cell table:formula="of:=SUM([.L27];[.H27])" ns42:value-type="float" table:style-name="ce35" office:value-type="float" office:value="1916">
            <text:p>1916</text:p>
          </table:table-cell>
          <table:table-cell ns42:value-type="float" table:style-name="ce29" office:value="1890" office:value-type="float">
            <text:p>1890</text:p>
          </table:table-cell>
          <table:table-cell ns42:value-type="float" table:style-name="ce29" office:value="6" office:value-type="float">
            <text:p>6</text:p>
          </table:table-cell>
          <table:table-cell ns42:value-type="float" table:style-name="ce29" office:value="20" office:value-type="float">
            <text:p>2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21" office:value="260" office:value-type="float">
            <text:p>260</text:p>
          </table:table-cell>
          <table:table-cell ns42:value-type="float" table:style-name="ce29" office:value="331" office:value-type="float">
            <text:p>331</text:p>
          </table:table-cell>
          <table:table-cell ns42:value-type="float" table:style-name="ce29" office:value="602" office:value-type="float">
            <text:p>602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27" office:value-type="float">
            <text:p>27</text:p>
          </table:table-cell>
          <table:table-cell table:formula="of:=SUM([.E28:.G28])" ns42:value-type="float" table:style-name="ce35" office:value-type="float" office:value="896">
            <text:p>896</text:p>
          </table:table-cell>
          <table:table-cell ns42:value-type="float" table:style-name="ce29" office:value="473" office:value-type="float">
            <text:p>473</text:p>
          </table:table-cell>
          <table:table-cell ns42:value-type="float" table:style-name="ce29" office:value="267" office:value-type="float">
            <text:p>267</text:p>
          </table:table-cell>
          <table:table-cell ns42:value-type="float" table:style-name="ce29" office:value="64" office:value-type="float">
            <text:p>64</text:p>
          </table:table-cell>
          <table:table-cell table:formula="of:=SUM([.I28:.K28])" ns42:value-type="float" table:style-name="ce35" office:value-type="float" office:value="804">
            <text:p>804</text:p>
          </table:table-cell>
          <table:table-cell table:formula="of:=SUM([.L28];[.H28])" ns42:value-type="float" table:style-name="ce35" office:value-type="float" office:value="1700">
            <text:p>1700</text:p>
          </table:table-cell>
          <table:table-cell ns42:value-type="float" table:style-name="ce29" office:value="1690" office:value-type="float">
            <text:p>1690</text:p>
          </table:table-cell>
          <table:table-cell table:style-name="ce29"/>
          <table:table-cell ns42:value-type="float" table:style-name="ce29" office:value="10" office:value-type="float">
            <text:p>10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leen 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21" office:value="202" office:value-type="float">
            <text:p>202</text:p>
          </table:table-cell>
          <table:table-cell ns42:value-type="float" table:style-name="ce29" office:value="240" office:value-type="float">
            <text:p>240</text:p>
          </table:table-cell>
          <table:table-cell ns42:value-type="float" table:style-name="ce29" office:value="404" office:value-type="float">
            <text:p>404</text:p>
          </table:table-cell>
          <table:table-cell ns42:value-type="float" table:style-name="ce29" office:value="200" office:value-type="float">
            <text:p>200</text:p>
          </table:table-cell>
          <table:table-cell ns42:value-type="float" table:style-name="ce29" office:value="36" office:value-type="float">
            <text:p>36</text:p>
          </table:table-cell>
          <table:table-cell table:formula="of:=SUM([.E29:.G29])" ns42:value-type="float" table:style-name="ce35" office:value-type="float" office:value="640">
            <text:p>640</text:p>
          </table:table-cell>
          <table:table-cell ns42:value-type="float" table:style-name="ce29" office:value="342" office:value-type="float">
            <text:p>342</text:p>
          </table:table-cell>
          <table:table-cell ns42:value-type="float" table:style-name="ce29" office:value="199" office:value-type="float">
            <text:p>199</text:p>
          </table:table-cell>
          <table:table-cell ns42:value-type="float" table:style-name="ce29" office:value="47" office:value-type="float">
            <text:p>47</text:p>
          </table:table-cell>
          <table:table-cell table:formula="of:=SUM([.I29:.K29])" ns42:value-type="float" table:style-name="ce35" office:value-type="float" office:value="588">
            <text:p>588</text:p>
          </table:table-cell>
          <table:table-cell table:formula="of:=SUM([.L29];[.H29])" ns42:value-type="float" table:style-name="ce35" office:value-type="float" office:value="1228">
            <text:p>1228</text:p>
          </table:table-cell>
          <table:table-cell ns42:value-type="float" table:style-name="ce29" office:value="1205" office:value-type="float">
            <text:p>1205</text:p>
          </table:table-cell>
          <table:table-cell table:style-name="ce29"/>
          <table:table-cell ns42:value-type="float" table:style-name="ce29" office:value="23" office:value-type="float">
            <text:p>23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66"/>
          <table:table-cell ns42:value-type="float" table:style-name="ce21" office:value="571" office:value-type="float">
            <text:p>571</text:p>
          </table:table-cell>
          <table:table-cell ns42:value-type="float" table:style-name="ce29" office:value="751" office:value-type="float">
            <text:p>751</text:p>
          </table:table-cell>
          <table:table-cell ns42:value-type="float" table:style-name="ce29" office:value="1212" office:value-type="float">
            <text:p>1212</text:p>
          </table:table-cell>
          <table:table-cell ns42:value-type="float" table:style-name="ce29" office:value="630" office:value-type="float">
            <text:p>630</text:p>
          </table:table-cell>
          <table:table-cell ns42:value-type="float" table:style-name="ce29" office:value="64" office:value-type="float">
            <text:p>64</text:p>
          </table:table-cell>
          <table:table-cell table:formula="of:=SUM([.E30:.G30])" ns42:value-type="float" table:style-name="ce35" office:value-type="float" office:value="1906">
            <text:p>1906</text:p>
          </table:table-cell>
          <table:table-cell ns42:value-type="float" table:style-name="ce29" office:value="1149" office:value-type="float">
            <text:p>1149</text:p>
          </table:table-cell>
          <table:table-cell ns42:value-type="float" table:style-name="ce29" office:value="631" office:value-type="float">
            <text:p>631</text:p>
          </table:table-cell>
          <table:table-cell ns42:value-type="float" table:style-name="ce29" office:value="149" office:value-type="float">
            <text:p>149</text:p>
          </table:table-cell>
          <table:table-cell table:formula="of:=SUM([.I30:.K30])" ns42:value-type="float" table:style-name="ce35" office:value-type="float" office:value="1929">
            <text:p>1929</text:p>
          </table:table-cell>
          <table:table-cell table:formula="of:=SUM([.L30];[.H30])" ns42:value-type="float" table:style-name="ce35" office:value-type="float" office:value="3835">
            <text:p>3835</text:p>
          </table:table-cell>
          <table:table-cell ns42:value-type="float" table:style-name="ce29" office:value="3720" office:value-type="float">
            <text:p>3720</text:p>
          </table:table-cell>
          <table:table-cell ns42:value-type="float" table:style-name="ce29" office:value="16" office:value-type="float">
            <text:p>16</text:p>
          </table:table-cell>
          <table:table-cell ns42:value-type="float" table:style-name="ce29" office:value="88" office:value-type="float">
            <text:p>88</text:p>
          </table:table-cell>
          <table:table-cell ns42:value-type="float" table:style-name="ce29" office:value="11" office:value-type="float">
            <text:p>1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66"/>
          <table:table-cell ns42:value-type="float" table:style-name="ce21" office:value="318" office:value-type="float">
            <text:p>318</text:p>
          </table:table-cell>
          <table:table-cell ns42:value-type="float" table:style-name="ce29" office:value="334" office:value-type="float">
            <text:p>334</text:p>
          </table:table-cell>
          <table:table-cell ns42:value-type="float" table:style-name="ce29" office:value="621" office:value-type="float">
            <text:p>621</text:p>
          </table:table-cell>
          <table:table-cell ns42:value-type="float" table:style-name="ce29" office:value="286" office:value-type="float">
            <text:p>286</text:p>
          </table:table-cell>
          <table:table-cell ns42:value-type="float" table:style-name="ce29" office:value="32" office:value-type="float">
            <text:p>32</text:p>
          </table:table-cell>
          <table:table-cell table:formula="of:=SUM([.E31:.G31])" ns42:value-type="float" table:style-name="ce35" office:value-type="float" office:value="939">
            <text:p>939</text:p>
          </table:table-cell>
          <table:table-cell ns42:value-type="float" table:style-name="ce29" office:value="588" office:value-type="float">
            <text:p>588</text:p>
          </table:table-cell>
          <table:table-cell ns42:value-type="float" table:style-name="ce29" office:value="287" office:value-type="float">
            <text:p>287</text:p>
          </table:table-cell>
          <table:table-cell ns42:value-type="float" table:style-name="ce29" office:value="62" office:value-type="float">
            <text:p>62</text:p>
          </table:table-cell>
          <table:table-cell table:formula="of:=SUM([.I31:.K31])" ns42:value-type="float" table:style-name="ce35" office:value-type="float" office:value="937">
            <text:p>937</text:p>
          </table:table-cell>
          <table:table-cell table:formula="of:=SUM([.L31];[.H31])" ns42:value-type="float" table:style-name="ce35" office:value-type="float" office:value="1876">
            <text:p>1876</text:p>
          </table:table-cell>
          <table:table-cell ns42:value-type="float" table:style-name="ce29" office:value="1592" office:value-type="float">
            <text:p>1592</text:p>
          </table:table-cell>
          <table:table-cell ns42:value-type="float" table:style-name="ce29" office:value="272" office:value-type="float">
            <text:p>272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21" office:value="276" office:value-type="float">
            <text:p>276</text:p>
          </table:table-cell>
          <table:table-cell ns42:value-type="float" table:style-name="ce29" office:value="297" office:value-type="float">
            <text:p>297</text:p>
          </table:table-cell>
          <table:table-cell ns42:value-type="float" table:style-name="ce29" office:value="575" office:value-type="float">
            <text:p>575</text:p>
          </table:table-cell>
          <table:table-cell ns42:value-type="float" table:style-name="ce29" office:value="260" office:value-type="float">
            <text:p>260</text:p>
          </table:table-cell>
          <table:table-cell ns42:value-type="float" table:style-name="ce29" office:value="38" office:value-type="float">
            <text:p>38</text:p>
          </table:table-cell>
          <table:table-cell table:formula="of:=SUM([.E32:.G32])" ns42:value-type="float" table:style-name="ce35" office:value-type="float" office:value="873">
            <text:p>873</text:p>
          </table:table-cell>
          <table:table-cell ns42:value-type="float" table:style-name="ce29" office:value="506" office:value-type="float">
            <text:p>506</text:p>
          </table:table-cell>
          <table:table-cell ns42:value-type="float" table:style-name="ce29" office:value="259" office:value-type="float">
            <text:p>259</text:p>
          </table:table-cell>
          <table:table-cell ns42:value-type="float" table:style-name="ce29" office:value="59" office:value-type="float">
            <text:p>59</text:p>
          </table:table-cell>
          <table:table-cell table:formula="of:=SUM([.I32:.K32])" ns42:value-type="float" table:style-name="ce35" office:value-type="float" office:value="824">
            <text:p>824</text:p>
          </table:table-cell>
          <table:table-cell table:formula="of:=SUM([.L32];[.H32])" ns42:value-type="float" table:style-name="ce35" office:value-type="float" office:value="1697">
            <text:p>1697</text:p>
          </table:table-cell>
          <table:table-cell ns42:value-type="float" table:style-name="ce29" office:value="1685" office:value-type="float">
            <text:p>1685</text:p>
          </table:table-cell>
          <table:table-cell ns42:value-type="float" table:style-name="ce29" office:value="8" office:value-type="float">
            <text:p>8</text:p>
          </table:table-cell>
          <table:table-cell ns42:value-type="float" table:style-name="ce29" office:value="4" office:value-type="float">
            <text:p>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21" office:value="185" office:value-type="float">
            <text:p>185</text:p>
          </table:table-cell>
          <table:table-cell ns42:value-type="float" table:style-name="ce29" office:value="206" office:value-type="float">
            <text:p>206</text:p>
          </table:table-cell>
          <table:table-cell ns42:value-type="float" table:style-name="ce29" office:value="435" office:value-type="float">
            <text:p>435</text:p>
          </table:table-cell>
          <table:table-cell ns42:value-type="float" table:style-name="ce29" office:value="184" office:value-type="float">
            <text:p>184</text:p>
          </table:table-cell>
          <table:table-cell ns42:value-type="float" table:style-name="ce29" office:value="36" office:value-type="float">
            <text:p>36</text:p>
          </table:table-cell>
          <table:table-cell table:formula="of:=SUM([.E33:.G33])" ns42:value-type="float" table:style-name="ce35" office:value-type="float" office:value="655">
            <text:p>655</text:p>
          </table:table-cell>
          <table:table-cell ns42:value-type="float" table:style-name="ce29" office:value="365" office:value-type="float">
            <text:p>365</text:p>
          </table:table-cell>
          <table:table-cell ns42:value-type="float" table:style-name="ce29" office:value="183" office:value-type="float">
            <text:p>183</text:p>
          </table:table-cell>
          <table:table-cell ns42:value-type="float" table:style-name="ce29" office:value="46" office:value-type="float">
            <text:p>46</text:p>
          </table:table-cell>
          <table:table-cell table:formula="of:=SUM([.I33:.K33])" ns42:value-type="float" table:style-name="ce35" office:value-type="float" office:value="594">
            <text:p>594</text:p>
          </table:table-cell>
          <table:table-cell table:formula="of:=SUM([.L33];[.H33])" ns42:value-type="float" table:style-name="ce35" office:value-type="float" office:value="1249">
            <text:p>1249</text:p>
          </table:table-cell>
          <table:table-cell ns42:value-type="float" table:style-name="ce29" office:value="1249" office:value-type="float">
            <text:p>1249</text:p>
          </table:table-cell>
          <table:table-cell table:style-name="ce29" table:number-columns-repeated="3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21" office:value="281" office:value-type="float">
            <text:p>281</text:p>
          </table:table-cell>
          <table:table-cell ns42:value-type="float" table:style-name="ce29" office:value="377" office:value-type="float">
            <text:p>377</text:p>
          </table:table-cell>
          <table:table-cell ns42:value-type="float" table:style-name="ce29" office:value="568" office:value-type="float">
            <text:p>568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38" office:value-type="float">
            <text:p>38</text:p>
          </table:table-cell>
          <table:table-cell table:formula="of:=SUM([.E34:.G34])" ns42:value-type="float" table:style-name="ce35" office:value-type="float" office:value="906">
            <text:p>906</text:p>
          </table:table-cell>
          <table:table-cell ns42:value-type="float" table:style-name="ce29" office:value="536" office:value-type="float">
            <text:p>536</text:p>
          </table:table-cell>
          <table:table-cell ns42:value-type="float" table:style-name="ce29" office:value="300" office:value-type="float">
            <text:p>300</text:p>
          </table:table-cell>
          <table:table-cell ns42:value-type="float" table:style-name="ce29" office:value="61" office:value-type="float">
            <text:p>61</text:p>
          </table:table-cell>
          <table:table-cell table:formula="of:=SUM([.I34:.K34])" ns42:value-type="float" table:style-name="ce35" office:value-type="float" office:value="897">
            <text:p>897</text:p>
          </table:table-cell>
          <table:table-cell table:formula="of:=SUM([.L34];[.H34])" ns42:value-type="float" table:style-name="ce35" office:value-type="float" office:value="1803">
            <text:p>1803</text:p>
          </table:table-cell>
          <table:table-cell ns42:value-type="float" table:style-name="ce29" office:value="1789" office:value-type="float">
            <text:p>1789</text:p>
          </table:table-cell>
          <table:table-cell table:style-name="ce29"/>
          <table:table-cell ns42:value-type="float" table:style-name="ce29" office:value="14" office:value-type="float">
            <text:p>14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21" office:value="231" office:value-type="float">
            <text:p>231</text:p>
          </table:table-cell>
          <table:table-cell ns42:value-type="float" table:style-name="ce29" office:value="268" office:value-type="float">
            <text:p>268</text:p>
          </table:table-cell>
          <table:table-cell ns42:value-type="float" table:style-name="ce29" office:value="522" office:value-type="float">
            <text:p>522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37" office:value-type="float">
            <text:p>37</text:p>
          </table:table-cell>
          <table:table-cell table:formula="of:=SUM([.E35:.G35])" ns42:value-type="float" table:style-name="ce35" office:value-type="float" office:value="764">
            <text:p>764</text:p>
          </table:table-cell>
          <table:table-cell ns42:value-type="float" table:style-name="ce29" office:value="275" office:value-type="float">
            <text:p>275</text:p>
          </table:table-cell>
          <table:table-cell ns42:value-type="float" table:style-name="ce29" office:value="205" office:value-type="float">
            <text:p>205</text:p>
          </table:table-cell>
          <table:table-cell ns42:value-type="float" table:style-name="ce29" office:value="57" office:value-type="float">
            <text:p>57</text:p>
          </table:table-cell>
          <table:table-cell table:formula="of:=SUM([.I35:.K35])" ns42:value-type="float" table:style-name="ce35" office:value-type="float" office:value="537">
            <text:p>537</text:p>
          </table:table-cell>
          <table:table-cell table:formula="of:=SUM([.L35];[.H35])" ns42:value-type="float" table:style-name="ce35" office:value-type="float" office:value="1301">
            <text:p>1301</text:p>
          </table:table-cell>
          <table:table-cell ns42:value-type="float" table:style-name="ce29" office:value="1265" office:value-type="float">
            <text:p>1265</text:p>
          </table:table-cell>
          <table:table-cell ns42:value-type="float" table:style-name="ce29" office:value="20" office:value-type="float">
            <text:p>20</text:p>
          </table:table-cell>
          <table:table-cell ns42:value-type="float" table:style-name="ce29" office:value="1" office:value-type="float">
            <text:p>1</text:p>
          </table:table-cell>
          <table:table-cell ns42:value-type="float" table:style-name="ce29" office:value="15" office:value-type="float">
            <text:p>1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21" office:value="325" office:value-type="float">
            <text:p>325</text:p>
          </table:table-cell>
          <table:table-cell ns42:value-type="float" table:style-name="ce29" office:value="335" office:value-type="float">
            <text:p>335</text:p>
          </table:table-cell>
          <table:table-cell ns42:value-type="float" table:style-name="ce29" office:value="564" office:value-type="float">
            <text:p>564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31" office:value-type="float">
            <text:p>31</text:p>
          </table:table-cell>
          <table:table-cell table:formula="of:=SUM([.E36:.G36])" ns42:value-type="float" table:style-name="ce35" office:value-type="float" office:value="894">
            <text:p>894</text:p>
          </table:table-cell>
          <table:table-cell ns42:value-type="float" table:style-name="ce29" office:value="479" office:value-type="float">
            <text:p>479</text:p>
          </table:table-cell>
          <table:table-cell ns42:value-type="float" table:style-name="ce29" office:value="299" office:value-type="float">
            <text:p>299</text:p>
          </table:table-cell>
          <table:table-cell ns42:value-type="float" table:style-name="ce29" office:value="53" office:value-type="float">
            <text:p>53</text:p>
          </table:table-cell>
          <table:table-cell table:formula="of:=SUM([.I36:.K36])" ns42:value-type="float" table:style-name="ce35" office:value-type="float" office:value="831">
            <text:p>831</text:p>
          </table:table-cell>
          <table:table-cell table:formula="of:=SUM([.L36];[.H36])" ns42:value-type="float" table:style-name="ce35" office:value-type="float" office:value="1725">
            <text:p>1725</text:p>
          </table:table-cell>
          <table:table-cell ns42:value-type="float" table:style-name="ce29" office:value="1701" office:value-type="float">
            <text:p>170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float" table:style-name="ce29" office:value="12" office:value-type="float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21" office:value="124" office:value-type="float">
            <text:p>124</text:p>
          </table:table-cell>
          <table:table-cell ns42:value-type="float" table:style-name="ce29" office:value="154" office:value-type="float">
            <text:p>154</text:p>
          </table:table-cell>
          <table:table-cell ns42:value-type="float" table:style-name="ce29" office:value="314" office:value-type="float">
            <text:p>314</text:p>
          </table:table-cell>
          <table:table-cell ns42:value-type="float" table:style-name="ce29" office:value="131" office:value-type="float">
            <text:p>131</text:p>
          </table:table-cell>
          <table:table-cell ns42:value-type="float" table:style-name="ce29" office:value="26" office:value-type="float">
            <text:p>26</text:p>
          </table:table-cell>
          <table:table-cell table:formula="of:=SUM([.E37:.G37])" ns42:value-type="float" table:style-name="ce35" office:value-type="float" office:value="471">
            <text:p>471</text:p>
          </table:table-cell>
          <table:table-cell ns42:value-type="float" table:style-name="ce29" office:value="265" office:value-type="float">
            <text:p>265</text:p>
          </table:table-cell>
          <table:table-cell ns42:value-type="float" table:style-name="ce29" office:value="132" office:value-type="float">
            <text:p>132</text:p>
          </table:table-cell>
          <table:table-cell ns42:value-type="float" table:style-name="ce29" office:value="31" office:value-type="float">
            <text:p>31</text:p>
          </table:table-cell>
          <table:table-cell table:formula="of:=SUM([.I37:.K37])" ns42:value-type="float" table:style-name="ce35" office:value-type="float" office:value="428">
            <text:p>428</text:p>
          </table:table-cell>
          <table:table-cell table:formula="of:=SUM([.L37];[.H37])" ns42:value-type="float" table:style-name="ce35" office:value-type="float" office:value="899">
            <text:p>899</text:p>
          </table:table-cell>
          <table:table-cell ns42:value-type="float" table:style-name="ce29" office:value="876" office:value-type="float">
            <text:p>876</text:p>
          </table:table-cell>
          <table:table-cell ns42:value-type="float" table:style-name="ce29" office:value="11" office:value-type="float">
            <text:p>11</text:p>
          </table:table-cell>
          <table:table-cell ns42:value-type="float" table:style-name="ce29" office:value="12" office:value-type="float">
            <text:p>12</text:p>
          </table:table-cell>
          <table:table-cell table:style-name="ce29"/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37])" ns42:value-type="float" table:style-name="ce22" office:value-type="float" office:value="9388">
            <text:p>9388</text:p>
          </table:table-cell>
          <table:table-cell table:formula="of:=SUM([.D8:.D37])" ns42:value-type="float" table:style-name="ce30" office:value-type="float" office:value="11043">
            <text:p>11043</text:p>
          </table:table-cell>
          <table:table-cell table:formula="of:=SUM([.E8:.E37])" ns42:value-type="float" table:style-name="ce30" office:value-type="float" office:value="20340">
            <text:p>20340</text:p>
          </table:table-cell>
          <table:table-cell table:formula="of:=SUM([.F8:.F37])" ns42:value-type="float" table:style-name="ce30" office:value-type="float" office:value="9405">
            <text:p>9405</text:p>
          </table:table-cell>
          <table:table-cell table:formula="of:=SUM([.G8:.G37])" ns42:value-type="float" table:style-name="ce30" office:value-type="float" office:value="1410">
            <text:p>1410</text:p>
          </table:table-cell>
          <table:table-cell table:formula="of:=SUM([.H8:.H37])" ns42:value-type="float" table:style-name="ce30" office:value-type="float" office:value="31155">
            <text:p>31155</text:p>
          </table:table-cell>
          <table:table-cell table:formula="of:=SUM([.I8:.I37])" ns42:value-type="float" table:style-name="ce30" office:value-type="float" office:value="18315">
            <text:p>18315</text:p>
          </table:table-cell>
          <table:table-cell table:formula="of:=SUM([.J8:.J37])" ns42:value-type="float" table:style-name="ce30" office:value-type="float" office:value="9334">
            <text:p>9334</text:p>
          </table:table-cell>
          <table:table-cell table:formula="of:=SUM([.K8:.K37])" ns42:value-type="float" table:style-name="ce30" office:value-type="float" office:value="2099">
            <text:p>2099</text:p>
          </table:table-cell>
          <table:table-cell table:formula="of:=SUM([.L8:.L37])" ns42:value-type="float" table:style-name="ce30" office:value-type="float" office:value="29748">
            <text:p>29748</text:p>
          </table:table-cell>
          <table:table-cell table:formula="of:=SUM([.M8:.M37])" ns42:value-type="float" table:style-name="ce30" office:value-type="float" office:value="60903">
            <text:p>60903</text:p>
          </table:table-cell>
          <table:table-cell table:formula="of:=SUM([.N8:.N37])" ns42:value-type="float" table:style-name="ce30" office:value-type="float" office:value="57278">
            <text:p>57278</text:p>
          </table:table-cell>
          <table:table-cell table:formula="of:=SUM([.O8:.O37])" ns42:value-type="float" table:style-name="ce30" office:value-type="float" office:value="2748">
            <text:p>2748</text:p>
          </table:table-cell>
          <table:table-cell table:formula="of:=SUM([.P8:.P37])" ns42:value-type="float" table:style-name="ce30" office:value-type="float" office:value="756">
            <text:p>756</text:p>
          </table:table-cell>
          <table:table-cell table:style-name="ce30"/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style-name="ce14"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Drenthe recapitulatie">
        <table:table-column table:style-name="co12" table:default-cell-style-name="ce9"/>
        <table:table-column table:style-name="co2" table:default-cell-style-name="ce9"/>
        <table:table-column table:style-name="co13" table:default-cell-style-name="ce23" table:number-columns-repeated="10"/>
        <table:table-column table:style-name="co4" table:default-cell-style-name="ce23"/>
        <table:table-column table:style-name="co14" table:default-cell-style-name="ce23" table:number-columns-repeated="4"/>
        <table:table-column table:style-name="co1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Drenthe. Recapitulatie.</text:p>
          </table:table-cell>
          <table:table-cell table:style-name="ce13" table:number-columns-repeated="16"/>
          <table:table-cell table:style-name="ce41" table:number-columns-repeated="5"/>
          <table:table-cell table:style-name="ce57"/>
          <table:table-cell table:style-name="ce6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7" table:number-columns-spanned="1" office:value-type="string">
            <text:p>Aantal huizen</text:p>
          </table:table-cell>
          <table:table-cell ns42:value-type="string" table:number-rows-spanned="4" table:style-name="ce26" table:number-columns-spanned="1" office:value-type="string">
            <text:p>Aantal huisgezinnen</text:p>
          </table:table-cell>
          <table:table-cell ns42:value-type="string" table:number-rows-spanned="1" table:style-name="ce31" table:number-columns-spanned="8" office:value-type="string">
            <text:p>INWONERS VAN HET</text:p>
          </table:table-cell>
          <table:covered-table-cell table:style-name="ce31" table:number-columns-repeated="7"/>
          <table:table-cell ns42:value-type="string" table:number-rows-spanned="4" table:style-name="ce36" table:number-columns-spanned="1" office:value-type="string">
            <text:p>Totaal beide Geslachten</text:p>
          </table:table-cell>
          <table:table-cell ns42:value-type="string" table:number-rows-spanned="4" table:style-name="ce26" table:number-columns-spanned="1" office:value-type="string">
            <text:p>Protestanten</text:p>
          </table:table-cell>
          <table:table-cell ns42:value-type="string" table:number-rows-spanned="4" table:style-name="ce26" table:number-columns-spanned="1" office:value-type="string">
            <text:p>Roomsch-Katholijk</text:p>
          </table:table-cell>
          <table:table-cell ns42:value-type="string" table:number-rows-spanned="4" table:style-name="ce26" table:number-columns-spanned="1" office:value-type="string">
            <text:p>Israëliten</text:p>
          </table:table-cell>
          <table:table-cell ns42:value-type="string" table:number-rows-spanned="4" table:style-name="ce38" table:number-columns-spanned="1" office:value-type="string">
            <text:p>Niet genoemde gezindheden</text:p>
          </table:table-cell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1" table:style-name="ce3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32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4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7"/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2"/>
          <table:covered-table-cell table:style-name="ce27" table:number-columns-repeated="3"/>
          <table:covered-table-cell table:style-name="ce39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ce28" table:number-columns-repeated="4"/>
          <table:covered-table-cell table:style-name="ce33"/>
          <table:covered-table-cell table:style-name="ce28" table:number-columns-repeated="3"/>
          <table:covered-table-cell table:style-name="ce33" table:number-columns-repeated="2"/>
          <table:covered-table-cell table:style-name="ce28" table:number-columns-repeated="3"/>
          <table:covered-table-cell table:style-name="ce40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1">
          <table:table-cell table:style-name="ce66" table:number-columns-repeated="2"/>
          <table:table-cell table:style-name="ce71" table:number-columns-repeated="5"/>
          <table:table-cell table:style-name="ce66"/>
          <table:table-cell table:style-name="ce71" table:number-columns-repeated="3"/>
          <table:table-cell table:style-name="ce66" table:number-columns-repeated="2"/>
          <table:table-cell table:style-name="ce71" table:number-columns-repeated="4"/>
          <table:table-cell table:number-columns-repeated="1007"/>
        </table:table-row>
        <table:table-row table:style-name="ro2">
          <table:table-cell ns42:value-type="string" table:style-name="ce67" office:value-type="string">
            <text:p>Totaal der steden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20" office:value="2003" office:value-type="float">
            <text:p>2003</text:p>
          </table:table-cell>
          <table:table-cell ns42:value-type="float" table:style-name="ce29" office:value="2512" office:value-type="float">
            <text:p>2512</text:p>
          </table:table-cell>
          <table:table-cell ns42:value-type="float" table:style-name="ce29" office:value="3458" office:value-type="float">
            <text:p>3458</text:p>
          </table:table-cell>
          <table:table-cell ns42:value-type="float" table:style-name="ce29" office:value="1918" office:value-type="float">
            <text:p>1918</text:p>
          </table:table-cell>
          <table:table-cell ns42:value-type="float" table:style-name="ce29" office:value="232" office:value-type="float">
            <text:p>232</text:p>
          </table:table-cell>
          <table:table-cell table:formula="of:=SUM([.E8:.G8])" ns42:value-type="float" table:style-name="ce34" office:value-type="float" office:value="5608">
            <text:p>5608</text:p>
          </table:table-cell>
          <table:table-cell ns42:value-type="float" table:style-name="ce29" office:value="3648" office:value-type="float">
            <text:p>3648</text:p>
          </table:table-cell>
          <table:table-cell ns42:value-type="float" table:style-name="ce29" office:value="1903" office:value-type="float">
            <text:p>1903</text:p>
          </table:table-cell>
          <table:table-cell ns42:value-type="float" table:style-name="ce29" office:value="422" office:value-type="float">
            <text:p>422</text:p>
          </table:table-cell>
          <table:table-cell table:formula="of:=SUM([.I8:.K8])" ns42:value-type="float" table:style-name="ce34" office:value-type="float" office:value="5973">
            <text:p>5973</text:p>
          </table:table-cell>
          <table:table-cell table:formula="of:=SUM([.L8];[.H8])" ns42:value-type="float" table:style-name="ce34" office:value-type="float" office:value="11581">
            <text:p>11581</text:p>
          </table:table-cell>
          <table:table-cell ns42:value-type="float" table:style-name="ce29" office:value="10420" office:value-type="float">
            <text:p>10420</text:p>
          </table:table-cell>
          <table:table-cell ns42:value-type="float" table:style-name="ce29" office:value="516" office:value-type="float">
            <text:p>516</text:p>
          </table:table-cell>
          <table:table-cell ns42:value-type="float" table:style-name="ce29" office:value="645" office:value-type="float">
            <text:p>645</text:p>
          </table:table-cell>
          <table:table-cell table:style-name="ce29"/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0" office:value-type="float">
            <text:p>70</text:p>
          </table:table-cell>
          <table:table-cell ns42:value-type="float" table:style-name="ce51" office:value="71" office:value-type="float">
            <text:p>71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2</text:p>
          </table:table-cell>
          <table:table-cell table:number-columns-repeated="1001"/>
        </table:table-row>
        <table:table-row table:style-name="ro2">
          <table:table-cell ns42:value-type="string" table:style-name="ce68" office:value-type="string">
            <text:p>Totaal der gemeenten ten platten lande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21" office:value="9388" office:value-type="float">
            <text:p>9388</text:p>
          </table:table-cell>
          <table:table-cell ns42:value-type="float" table:style-name="ce29" office:value="11043" office:value-type="float">
            <text:p>11043</text:p>
          </table:table-cell>
          <table:table-cell ns42:value-type="float" table:style-name="ce29" office:value="20340" office:value-type="float">
            <text:p>20340</text:p>
          </table:table-cell>
          <table:table-cell ns42:value-type="float" table:style-name="ce29" office:value="9405" office:value-type="float">
            <text:p>9405</text:p>
          </table:table-cell>
          <table:table-cell ns42:value-type="float" table:style-name="ce29" office:value="1410" office:value-type="float">
            <text:p>1410</text:p>
          </table:table-cell>
          <table:table-cell table:formula="of:=SUM([.E9:.G9])" ns42:value-type="float" table:style-name="ce35" office:value-type="float" office:value="31155">
            <text:p>31155</text:p>
          </table:table-cell>
          <table:table-cell ns42:value-type="float" table:style-name="ce29" office:value="18315" office:value-type="float">
            <text:p>18315</text:p>
          </table:table-cell>
          <table:table-cell ns42:value-type="float" table:style-name="ce29" office:value="9334" office:value-type="float">
            <text:p>9334</text:p>
          </table:table-cell>
          <table:table-cell ns42:value-type="float" table:style-name="ce29" office:value="2099" office:value-type="float">
            <text:p>2099</text:p>
          </table:table-cell>
          <table:table-cell table:formula="of:=SUM([.I9:.K9])" ns42:value-type="float" table:style-name="ce35" office:value-type="float" office:value="29748">
            <text:p>29748</text:p>
          </table:table-cell>
          <table:table-cell table:formula="of:=SUM([.L9];[.H9])" ns42:value-type="float" table:style-name="ce35" office:value-type="float" office:value="60903">
            <text:p>60903</text:p>
          </table:table-cell>
          <table:table-cell ns42:value-type="float" table:style-name="ce29" office:value="57278" office:value-type="float">
            <text:p>57278</text:p>
          </table:table-cell>
          <table:table-cell ns42:value-type="float" table:style-name="ce29" office:value="2748" office:value-type="float">
            <text:p>2748</text:p>
          </table:table-cell>
          <table:table-cell ns42:value-type="float" table:style-name="ce29" office:value="756" office:value-type="float">
            <text:p>756</text:p>
          </table:table-cell>
          <table:table-cell ns42:value-type="float" table:style-name="ce29" office:value="121" office:value-type="float">
            <text:p>1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71" office:value-type="float">
            <text:p>71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2</text:p>
          </table:table-cell>
          <table:table-cell table:number-columns-repeated="1001"/>
        </table:table-row>
        <table:table-row table:style-name="ro1">
          <table:table-cell ns42:value-type="string" table:style-name="ce69" office:value-type="string">
            <text:p>TOTAAL GENERAAL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table:formula="of:=SUM([.C8:.C9])" ns42:value-type="float" table:style-name="ce22" office:value-type="float" office:value="11391">
            <text:p>11391</text:p>
          </table:table-cell>
          <table:table-cell table:formula="of:=SUM([.D8:.D9])" ns42:value-type="float" table:style-name="ce30" office:value-type="float" office:value="13555">
            <text:p>13555</text:p>
          </table:table-cell>
          <table:table-cell table:formula="of:=SUM([.E8:.E9])" ns42:value-type="float" table:style-name="ce30" office:value-type="float" office:value="23798">
            <text:p>23798</text:p>
          </table:table-cell>
          <table:table-cell table:formula="of:=SUM([.F8:.F9])" ns42:value-type="float" table:style-name="ce30" office:value-type="float" office:value="11323">
            <text:p>11323</text:p>
          </table:table-cell>
          <table:table-cell table:formula="of:=SUM([.G8:.G9])" ns42:value-type="float" table:style-name="ce30" office:value-type="float" office:value="1642">
            <text:p>1642</text:p>
          </table:table-cell>
          <table:table-cell table:formula="of:=SUM([.H8:.H9])" ns42:value-type="float" table:style-name="ce30" office:value-type="float" office:value="36763">
            <text:p>36763</text:p>
          </table:table-cell>
          <table:table-cell table:formula="of:=SUM([.I8:.I9])" ns42:value-type="float" table:style-name="ce30" office:value-type="float" office:value="21963">
            <text:p>21963</text:p>
          </table:table-cell>
          <table:table-cell table:formula="of:=SUM([.J8:.J9])" ns42:value-type="float" table:style-name="ce30" office:value-type="float" office:value="11237">
            <text:p>11237</text:p>
          </table:table-cell>
          <table:table-cell table:formula="of:=SUM([.K8:.K9])" ns42:value-type="float" table:style-name="ce30" office:value-type="float" office:value="2521">
            <text:p>2521</text:p>
          </table:table-cell>
          <table:table-cell table:formula="of:=SUM([.L8:.L9])" ns42:value-type="float" table:style-name="ce30" office:value-type="float" office:value="35721">
            <text:p>35721</text:p>
          </table:table-cell>
          <table:table-cell table:formula="of:=SUM([.M8:.M9])" ns42:value-type="float" table:style-name="ce30" office:value-type="float" office:value="72484">
            <text:p>72484</text:p>
          </table:table-cell>
          <table:table-cell table:formula="of:=SUM([.N8:.N9])" ns42:value-type="float" table:style-name="ce30" office:value-type="float" office:value="67698">
            <text:p>67698</text:p>
          </table:table-cell>
          <table:table-cell table:formula="of:=SUM([.O8:.O9])" ns42:value-type="float" table:style-name="ce30" office:value-type="float" office:value="3264">
            <text:p>3264</text:p>
          </table:table-cell>
          <table:table-cell table:formula="of:=SUM([.P8:.P9])" ns42:value-type="float" table:style-name="ce30" office:value-type="float" office:value="1401">
            <text:p>1401</text:p>
          </table:table-cell>
          <table:table-cell table:formula="of:=SUM([.Q8:.Q9])" ns42:value-type="float" table:style-name="ce30" office:value-type="float" office:value="121">
            <text:p>121</text:p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0" office:value-type="float">
            <text:p>70</text:p>
          </table:table-cell>
          <table:table-cell ns42:value-type="float" table:style-name="ce53" office:value="71" office:value-type="float">
            <text:p>71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2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2">
            <office:annotation>
              <text:p>http://purl.org/linked-data/sdmx/2009/dimension#refArea=http://www.gemeentegeschiedenis.nl/amco/10418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Drenthe ouderdom">
        <table:table-column table:style-name="co16" table:default-cell-style-name="ce9"/>
        <table:table-column table:style-name="co17" table:default-cell-style-name="ce9"/>
        <table:table-column table:style-name="co18" table:default-cell-style-name="ce9" table:number-columns-repeated="8"/>
        <table:table-column table:style-name="co2" table:default-cell-style-name="ce9" table:number-columns-repeated="5"/>
        <table:table-column table:style-name="co8" table:default-cell-style-name="Default" table:number-columns-repeated="1009"/>
        <table:table-row table:style-name="ro1">
          <table:table-cell ns42:value-type="string" table:style-name="ce1" office:value-type="string">
            <text:p>Staat van bevolking op den eersten Januarij 1840 van de provincie Drenthe, naar den verschillenden ouderdom der ingezetenen.</text:p>
          </table:table-cell>
          <table:table-cell table:style-name="ce13" table:number-columns-repeated="9"/>
          <table:table-cell table:style-name="ce41" table:number-columns-repeated="5"/>
          <table:table-cell table:style-name="ce57"/>
          <table:table-cell table:style-name="ce6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76" table:number-columns-spanned="8" office:value-type="string">
            <text:p>INWONERS VAN HET</text:p>
          </table:table-cell>
          <table:covered-table-cell table:style-name="ce81" table:number-columns-repeated="6"/>
          <table:covered-table-cell table:style-name="ce86"/>
          <table:table-cell ns42:value-type="string" table:number-rows-spanned="4" table:style-name="ce42" table:number-columns-spanned="1" office:value-type="string">
            <text:p>Telling</text:p>
          </table:table-cell>
          <table:table-cell ns42:value-type="string" table:number-rows-spanned="4" table:style-name="ce48" table:number-columns-spanned="1" office:value-type="string">
            <text:p>Tabel</text:p>
          </table:table-cell>
          <table:table-cell ns42:value-type="string" table:number-rows-spanned="4" table:style-name="ce48" table:number-columns-spanned="1" office:value-type="string">
            <text:p>Pagina links</text:p>
          </table:table-cell>
          <table:table-cell ns42:value-type="string" table:number-rows-spanned="4" table:style-name="ce54" table:number-columns-spanned="1" office:value-type="string">
            <text:p>Pagina rechts</text:p>
          </table:table-cell>
          <table:table-cell ns42:value-type="string" table:number-rows-spanned="4" table:style-name="ce48" table:number-columns-spanned="1" office:value-type="string">
            <text:p>Provincie</text:p>
          </table:table-cell>
          <table:table-cell ns42:value-type="string" table:number-rows-spanned="4" table:style-name="ce58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2:value-type="string" table:number-rows-spanned="1" table:style-name="ce7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3"/>
          <table:table-cell ns42:value-type="string" table:number-rows-spanned="1" table:style-name="ce8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2" table:number-columns-repeated="2"/>
          <table:covered-table-cell table:style-name="ce85"/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2" table:style-name="ce19" table:number-columns-spanned="1" office:value-type="string">
            <text:p>Ongehuwden</text:p>
          </table:table-cell>
          <table:table-cell ns42:value-type="string" table:number-rows-spanned="2" table:style-name="ce28" table:number-columns-spanned="1" office:value-type="string">
            <text:p>Gehuwden</text:p>
          </table:table-cell>
          <table:table-cell ns42:value-type="string" table:number-rows-spanned="2" table:style-name="ce28" table:number-columns-spanned="1" office:value-type="string">
            <text:p>Weduwenaars</text:p>
          </table:table-cell>
          <table:table-cell ns42:value-type="string" table:number-rows-spanned="2" table:style-name="ce3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Ongehuwd</text:p>
          </table:table-cell>
          <table:table-cell ns42:value-type="string" table:number-rows-spanned="2" table:style-name="ce28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8" table:number-columns-spanned="1" office:value-type="string">
            <text:p>Weduwen</text:p>
          </table:table-cell>
          <table:table-cell ns42:value-type="string" table:number-rows-spanned="2" table:style-name="ce8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43"/>
          <table:covered-table-cell table:style-name="ce49" table:number-columns-repeated="2"/>
          <table:covered-table-cell table:style-name="ce55"/>
          <table:covered-table-cell table:style-name="ce49"/>
          <table:covered-table-cell table:style-name="ce59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19"/>
          <table:covered-table-cell table:style-name="ce28" table:number-columns-repeated="2"/>
          <table:covered-table-cell table:style-name="ce33"/>
          <table:covered-table-cell table:style-name="ce28" table:number-columns-repeated="3"/>
          <table:covered-table-cell table:style-name="ce87"/>
          <table:covered-table-cell table:style-name="ce44"/>
          <table:covered-table-cell table:style-name="ce50" table:number-columns-repeated="2"/>
          <table:covered-table-cell table:style-name="ce56"/>
          <table:covered-table-cell table:style-name="ce50"/>
          <table:covered-table-cell table:style-name="ce60"/>
          <table:table-cell table:number-columns-repeated="1008"/>
        </table:table-row>
        <table:table-row table:style-name="ro1">
          <table:table-cell table:style-name="ce66" table:number-columns-repeated="10"/>
          <table:table-cell table:number-columns-repeated="1014"/>
        </table:table-row>
        <table:table-row table:style-name="ro2">
          <table:table-cell ns42:value-type="string" table:style-name="ce72" office:value-type="string">
            <text:p>Beneden het jaar</text:p>
            <office:annotation>
              <text:p>http://purl.org/linked-data/sdmx/2009/dimension#refArea=http://www.gemeentegeschiedenis.nl/amco/10522</text:p>
              <text:p>http://purl.org/linked-data/sdmx/2009/dimension#refArea=http://www.gemeentegeschiedenis.nl/amco/10787</text:p>
            </office:annotation>
          </table:table-cell>
          <table:table-cell table:style-name="ce66"/>
          <table:table-cell ns42:value-type="float" table:style-name="ce78" office:value="1024" office:value-type="float">
            <text:p>1024</text:p>
          </table:table-cell>
          <table:table-cell table:style-name="ce82" table:number-columns-repeated="2"/>
          <table:table-cell table:formula="of:=SUM([.C8:.E8])" ns42:value-type="float" table:style-name="ce82" office:value-type="float" office:value="1024">
            <text:p>1024</text:p>
          </table:table-cell>
          <table:table-cell ns42:value-type="float" table:style-name="ce82" office:value="965" office:value-type="float">
            <text:p>965</text:p>
          </table:table-cell>
          <table:table-cell table:style-name="ce82" table:number-columns-repeated="2"/>
          <table:table-cell table:formula="of:=SUM([.G8:.I8])" ns42:value-type="float" table:style-name="ce82" office:value-type="float" office:value="965">
            <text:p>965</text:p>
          </table:table-cell>
          <table:table-cell ns42:value-type="string" table:style-name="ce45" office:value-type="string">
            <text:p>VT</text:p>
          </table:table-cell>
          <table:table-cell table:style-name="ce51"/>
          <table:table-cell ns42:value-type="float" table:style-name="ce51" office:value="72" office:value-type="float">
            <text:p>72</text:p>
          </table:table-cell>
          <table:table-cell ns42:value-type="float" table:style-name="ce51" office:value="73" office:value-type="float">
            <text:p>73</text:p>
          </table:table-cell>
          <table:table-cell ns42:value-type="string" table:style-name="ce51" office:value-type="string">
            <text:p>DR</text:p>
          </table:table-cell>
          <table:table-cell ns42:value-type="string" table:style-name="ce61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 tot 2 jaar</text:p>
            <office:annotation>
              <text:p>http://purl.org/linked-data/sdmx/2009/dimension#refArea=http://www.gemeentegeschiedenis.nl/amco/11204</text:p>
              <text:p>http://purl.org/linked-data/sdmx/2009/dimension#refArea=http://www.gemeentegeschiedenis.nl/amco/10520</text:p>
            </office:annotation>
          </table:table-cell>
          <table:table-cell table:style-name="ce66"/>
          <table:table-cell ns42:value-type="float" table:style-name="ce79" office:value="1204" office:value-type="float">
            <text:p>1204</text:p>
          </table:table-cell>
          <table:table-cell table:style-name="ce83" table:number-columns-repeated="2"/>
          <table:table-cell table:formula="of:=SUM([.C9:.E9])" ns42:value-type="float" table:style-name="ce83" office:value-type="float" office:value="1204">
            <text:p>1204</text:p>
          </table:table-cell>
          <table:table-cell ns42:value-type="float" table:style-name="ce83" office:value="1186" office:value-type="float">
            <text:p>1186</text:p>
          </table:table-cell>
          <table:table-cell table:style-name="ce83" table:number-columns-repeated="2"/>
          <table:table-cell table:formula="of:=SUM([.G9:.I9])" ns42:value-type="float" table:style-name="ce83" office:value-type="float" office:value="1186">
            <text:p>118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 tot 3 jaar</text:p>
            <office:annotation>
              <text:p>http://purl.org/linked-data/sdmx/2009/dimension#refArea=http://www.gemeentegeschiedenis.nl/amco/10383</text:p>
              <text:p>http://purl.org/linked-data/sdmx/2009/dimension#refArea=http://www.gemeentegeschiedenis.nl/amco/10448</text:p>
            </office:annotation>
          </table:table-cell>
          <table:table-cell table:style-name="ce66"/>
          <table:table-cell ns42:value-type="float" table:style-name="ce79" office:value="1010" office:value-type="float">
            <text:p>1010</text:p>
          </table:table-cell>
          <table:table-cell table:style-name="ce83" table:number-columns-repeated="2"/>
          <table:table-cell table:formula="of:=SUM([.C10:.E10])" ns42:value-type="float" table:style-name="ce83" office:value-type="float" office:value="1010">
            <text:p>1010</text:p>
          </table:table-cell>
          <table:table-cell ns42:value-type="float" table:style-name="ce83" office:value="920" office:value-type="float">
            <text:p>920</text:p>
          </table:table-cell>
          <table:table-cell table:style-name="ce83" table:number-columns-repeated="2"/>
          <table:table-cell table:formula="of:=SUM([.G10:.I10])" ns42:value-type="float" table:style-name="ce83" office:value-type="float" office:value="920">
            <text:p>92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 tot 4 jaar</text:p>
            <office:annotation>
              <text:p>http://lod.cedar-project.nl/vocab/cedar#isTotal=1</text:p>
              <text:p>http://purl.org/linked-data/sdmx/2009/dimension#refArea=http://www.gemeentegeschiedenis.nl/amco/11004</text:p>
            </office:annotation>
          </table:table-cell>
          <table:table-cell table:style-name="ce66"/>
          <table:table-cell ns42:value-type="float" table:style-name="ce79" office:value="907" office:value-type="float">
            <text:p>907</text:p>
          </table:table-cell>
          <table:table-cell table:style-name="ce83" table:number-columns-repeated="2"/>
          <table:table-cell table:formula="of:=SUM([.C11:.E11])" ns42:value-type="float" table:style-name="ce83" office:value-type="float" office:value="907">
            <text:p>907</text:p>
          </table:table-cell>
          <table:table-cell ns42:value-type="float" table:style-name="ce83" office:value="853" office:value-type="float">
            <text:p>853</text:p>
          </table:table-cell>
          <table:table-cell table:style-name="ce83" table:number-columns-repeated="2"/>
          <table:table-cell table:formula="of:=SUM([.G11:.I11])" ns42:value-type="float" table:style-name="ce83" office:value-type="float" office:value="853">
            <text:p>8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 tot 5 jaa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66"/>
          <table:table-cell ns42:value-type="float" table:style-name="ce79" office:value="905" office:value-type="float">
            <text:p>905</text:p>
          </table:table-cell>
          <table:table-cell table:style-name="ce83" table:number-columns-repeated="2"/>
          <table:table-cell table:formula="of:=SUM([.C12:.E12])" ns42:value-type="float" table:style-name="ce83" office:value-type="float" office:value="905">
            <text:p>905</text:p>
          </table:table-cell>
          <table:table-cell ns42:value-type="float" table:style-name="ce83" office:value="891" office:value-type="float">
            <text:p>891</text:p>
          </table:table-cell>
          <table:table-cell table:style-name="ce83" table:number-columns-repeated="2"/>
          <table:table-cell table:formula="of:=SUM([.G12:.I12])" ns42:value-type="float" table:style-name="ce83" office:value-type="float" office:value="891">
            <text:p>89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 tot 6 jaar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66"/>
          <table:table-cell ns42:value-type="float" table:style-name="ce79" office:value="883" office:value-type="float">
            <text:p>883</text:p>
          </table:table-cell>
          <table:table-cell table:style-name="ce83" table:number-columns-repeated="2"/>
          <table:table-cell table:formula="of:=SUM([.C13:.E13])" ns42:value-type="float" table:style-name="ce83" office:value-type="float" office:value="883">
            <text:p>883</text:p>
          </table:table-cell>
          <table:table-cell ns42:value-type="float" table:style-name="ce83" office:value="869" office:value-type="float">
            <text:p>869</text:p>
          </table:table-cell>
          <table:table-cell table:style-name="ce83" table:number-columns-repeated="2"/>
          <table:table-cell table:formula="of:=SUM([.G13:.I13])" ns42:value-type="float" table:style-name="ce83" office:value-type="float" office:value="869">
            <text:p>86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 tot 8 jaar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66"/>
          <table:table-cell ns42:value-type="float" table:style-name="ce79" office:value="1577" office:value-type="float">
            <text:p>1577</text:p>
          </table:table-cell>
          <table:table-cell table:style-name="ce83" table:number-columns-repeated="2"/>
          <table:table-cell table:formula="of:=SUM([.C14:.E14])" ns42:value-type="float" table:style-name="ce83" office:value-type="float" office:value="1577">
            <text:p>1577</text:p>
          </table:table-cell>
          <table:table-cell ns42:value-type="float" table:style-name="ce83" office:value="1582" office:value-type="float">
            <text:p>1582</text:p>
          </table:table-cell>
          <table:table-cell table:style-name="ce83" table:number-columns-repeated="2"/>
          <table:table-cell table:formula="of:=SUM([.G14:.I14])" ns42:value-type="float" table:style-name="ce83" office:value-type="float" office:value="1582">
            <text:p>158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 tot 10 jaar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66"/>
          <table:table-cell ns42:value-type="float" table:style-name="ce79" office:value="1657" office:value-type="float">
            <text:p>1657</text:p>
          </table:table-cell>
          <table:table-cell table:style-name="ce83" table:number-columns-repeated="2"/>
          <table:table-cell table:formula="of:=SUM([.C15:.E15])" ns42:value-type="float" table:style-name="ce83" office:value-type="float" office:value="1657">
            <text:p>1657</text:p>
          </table:table-cell>
          <table:table-cell ns42:value-type="float" table:style-name="ce83" office:value="1606" office:value-type="float">
            <text:p>1606</text:p>
          </table:table-cell>
          <table:table-cell table:style-name="ce83" table:number-columns-repeated="2"/>
          <table:table-cell table:formula="of:=SUM([.G15:.I15])" ns42:value-type="float" table:style-name="ce83" office:value-type="float" office:value="1606">
            <text:p>160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0 tot 12 jaar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66"/>
          <table:table-cell ns42:value-type="float" table:style-name="ce79" office:value="1648" office:value-type="float">
            <text:p>1648</text:p>
          </table:table-cell>
          <table:table-cell table:style-name="ce83" table:number-columns-repeated="2"/>
          <table:table-cell table:formula="of:=SUM([.C16:.E16])" ns42:value-type="float" table:style-name="ce83" office:value-type="float" office:value="1648">
            <text:p>1648</text:p>
          </table:table-cell>
          <table:table-cell ns42:value-type="float" table:style-name="ce83" office:value="1628" office:value-type="float">
            <text:p>1628</text:p>
          </table:table-cell>
          <table:table-cell table:style-name="ce83" table:number-columns-repeated="2"/>
          <table:table-cell table:formula="of:=SUM([.G16:.I16])" ns42:value-type="float" table:style-name="ce83" office:value-type="float" office:value="1628">
            <text:p>16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2 tot 14 jaar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66"/>
          <table:table-cell ns42:value-type="float" table:style-name="ce79" office:value="1708" office:value-type="float">
            <text:p>1708</text:p>
          </table:table-cell>
          <table:table-cell table:style-name="ce83" table:number-columns-repeated="2"/>
          <table:table-cell table:formula="of:=SUM([.C17:.E17])" ns42:value-type="float" table:style-name="ce83" office:value-type="float" office:value="1708">
            <text:p>1708</text:p>
          </table:table-cell>
          <table:table-cell ns42:value-type="float" table:style-name="ce83" office:value="1636" office:value-type="float">
            <text:p>1636</text:p>
          </table:table-cell>
          <table:table-cell table:style-name="ce83" table:number-columns-repeated="2"/>
          <table:table-cell table:formula="of:=SUM([.G17:.I17])" ns42:value-type="float" table:style-name="ce83" office:value-type="float" office:value="1636">
            <text:p>163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4 tot 16 jaar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66"/>
          <table:table-cell ns42:value-type="float" table:style-name="ce79" office:value="1855" office:value-type="float">
            <text:p>1855</text:p>
          </table:table-cell>
          <table:table-cell table:style-name="ce83" table:number-columns-repeated="2"/>
          <table:table-cell table:formula="of:=SUM([.C18:.E18])" ns42:value-type="float" table:style-name="ce83" office:value-type="float" office:value="1855">
            <text:p>1855</text:p>
          </table:table-cell>
          <table:table-cell ns42:value-type="float" table:style-name="ce83" office:value="1700" office:value-type="float">
            <text:p>1700</text:p>
          </table:table-cell>
          <table:table-cell table:style-name="ce83" table:number-columns-repeated="2"/>
          <table:table-cell table:formula="of:=SUM([.G18:.I18])" ns42:value-type="float" table:style-name="ce83" office:value-type="float" office:value="1700">
            <text:p>17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16 tot 20 jaar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66"/>
          <table:table-cell ns42:value-type="float" table:style-name="ce79" office:value="3149" office:value-type="float">
            <text:p>3149</text:p>
          </table:table-cell>
          <table:table-cell ns42:value-type="float" table:style-name="ce83" office:value="45" office:value-type="float">
            <text:p>45</text:p>
          </table:table-cell>
          <table:table-cell table:style-name="ce83"/>
          <table:table-cell table:formula="of:=SUM([.C19:.E19])" ns42:value-type="float" table:style-name="ce83" office:value-type="float" office:value="3194">
            <text:p>3194</text:p>
          </table:table-cell>
          <table:table-cell ns42:value-type="float" table:style-name="ce83" office:value="2945" office:value-type="float">
            <text:p>2945</text:p>
          </table:table-cell>
          <table:table-cell ns42:value-type="float" table:style-name="ce83" office:value="55" office:value-type="float">
            <text:p>55</text:p>
          </table:table-cell>
          <table:table-cell table:style-name="ce83"/>
          <table:table-cell table:formula="of:=SUM([.G19:.I19])" ns42:value-type="float" table:style-name="ce83" office:value-type="float" office:value="3000">
            <text:p>300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0 tot 25 jaar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66"/>
          <table:table-cell ns42:value-type="float" table:style-name="ce79" office:value="2386" office:value-type="float">
            <text:p>2386</text:p>
          </table:table-cell>
          <table:table-cell ns42:value-type="float" table:style-name="ce83" office:value="331" office:value-type="float">
            <text:p>331</text:p>
          </table:table-cell>
          <table:table-cell ns42:value-type="float" table:style-name="ce83" office:value="7" office:value-type="float">
            <text:p>7</text:p>
          </table:table-cell>
          <table:table-cell table:formula="of:=SUM([.C20:.E20])" ns42:value-type="float" table:style-name="ce83" office:value-type="float" office:value="2724">
            <text:p>2724</text:p>
          </table:table-cell>
          <table:table-cell ns42:value-type="float" table:style-name="ce83" office:value="2486" office:value-type="float">
            <text:p>2486</text:p>
          </table:table-cell>
          <table:table-cell ns42:value-type="float" table:style-name="ce83" office:value="628" office:value-type="float">
            <text:p>628</text:p>
          </table:table-cell>
          <table:table-cell ns42:value-type="float" table:style-name="ce83" office:value="4" office:value-type="float">
            <text:p>4</text:p>
          </table:table-cell>
          <table:table-cell table:formula="of:=SUM([.G20:.I20])" ns42:value-type="float" table:style-name="ce83" office:value-type="float" office:value="3118">
            <text:p>311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25 tot 30 jaar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66"/>
          <table:table-cell ns42:value-type="float" table:style-name="ce79" office:value="1359" office:value-type="float">
            <text:p>1359</text:p>
          </table:table-cell>
          <table:table-cell ns42:value-type="float" table:style-name="ce83" office:value="1133" office:value-type="float">
            <text:p>1133</text:p>
          </table:table-cell>
          <table:table-cell ns42:value-type="float" table:style-name="ce83" office:value="25" office:value-type="float">
            <text:p>25</text:p>
          </table:table-cell>
          <table:table-cell table:formula="of:=SUM([.C21:.E21])" ns42:value-type="float" table:style-name="ce83" office:value-type="float" office:value="2517">
            <text:p>2517</text:p>
          </table:table-cell>
          <table:table-cell ns42:value-type="float" table:style-name="ce83" office:value="1112" office:value-type="float">
            <text:p>1112</text:p>
          </table:table-cell>
          <table:table-cell ns42:value-type="float" table:style-name="ce83" office:value="1519" office:value-type="float">
            <text:p>1519</text:p>
          </table:table-cell>
          <table:table-cell ns42:value-type="float" table:style-name="ce83" office:value="46" office:value-type="float">
            <text:p>46</text:p>
          </table:table-cell>
          <table:table-cell table:formula="of:=SUM([.G21:.I21])" ns42:value-type="float" table:style-name="ce83" office:value-type="float" office:value="2677">
            <text:p>2677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0 tot 35 jaar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66"/>
          <table:table-cell ns42:value-type="float" table:style-name="ce79" office:value="782" office:value-type="float">
            <text:p>782</text:p>
          </table:table-cell>
          <table:table-cell ns42:value-type="float" table:style-name="ce83" office:value="1465" office:value-type="float">
            <text:p>1465</text:p>
          </table:table-cell>
          <table:table-cell ns42:value-type="float" table:style-name="ce83" office:value="78" office:value-type="float">
            <text:p>78</text:p>
          </table:table-cell>
          <table:table-cell table:formula="of:=SUM([.C22:.E22])" ns42:value-type="float" table:style-name="ce83" office:value-type="float" office:value="2325">
            <text:p>2325</text:p>
          </table:table-cell>
          <table:table-cell ns42:value-type="float" table:style-name="ce83" office:value="526" office:value-type="float">
            <text:p>526</text:p>
          </table:table-cell>
          <table:table-cell ns42:value-type="float" table:style-name="ce83" office:value="1800" office:value-type="float">
            <text:p>1800</text:p>
          </table:table-cell>
          <table:table-cell ns42:value-type="float" table:style-name="ce83" office:value="96" office:value-type="float">
            <text:p>96</text:p>
          </table:table-cell>
          <table:table-cell table:formula="of:=SUM([.G22:.I22])" ns42:value-type="float" table:style-name="ce83" office:value-type="float" office:value="2422">
            <text:p>24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35 tot 40 jaar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66"/>
          <table:table-cell ns42:value-type="float" table:style-name="ce79" office:value="567" office:value-type="float">
            <text:p>567</text:p>
          </table:table-cell>
          <table:table-cell ns42:value-type="float" table:style-name="ce83" office:value="1763" office:value-type="float">
            <text:p>1763</text:p>
          </table:table-cell>
          <table:table-cell ns42:value-type="float" table:style-name="ce83" office:value="95" office:value-type="float">
            <text:p>95</text:p>
          </table:table-cell>
          <table:table-cell table:formula="of:=SUM([.C23:.E23])" ns42:value-type="float" table:style-name="ce83" office:value-type="float" office:value="2425">
            <text:p>2425</text:p>
          </table:table-cell>
          <table:table-cell ns42:value-type="float" table:style-name="ce83" office:value="341" office:value-type="float">
            <text:p>341</text:p>
          </table:table-cell>
          <table:table-cell ns42:value-type="float" table:style-name="ce83" office:value="1740" office:value-type="float">
            <text:p>1740</text:p>
          </table:table-cell>
          <table:table-cell ns42:value-type="float" table:style-name="ce83" office:value="140" office:value-type="float">
            <text:p>140</text:p>
          </table:table-cell>
          <table:table-cell table:formula="of:=SUM([.G23:.I23])" ns42:value-type="float" table:style-name="ce83" office:value-type="float" office:value="2221">
            <text:p>222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0 tot 45 jaar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66"/>
          <table:table-cell ns42:value-type="float" table:style-name="ce79" office:value="347" office:value-type="float">
            <text:p>347</text:p>
          </table:table-cell>
          <table:table-cell ns42:value-type="float" table:style-name="ce83" office:value="1635" office:value-type="float">
            <text:p>1635</text:p>
          </table:table-cell>
          <table:table-cell ns42:value-type="float" table:style-name="ce83" office:value="122" office:value-type="float">
            <text:p>122</text:p>
          </table:table-cell>
          <table:table-cell table:formula="of:=SUM([.C24:.E24])" ns42:value-type="float" table:style-name="ce83" office:value-type="float" office:value="2104">
            <text:p>2104</text:p>
          </table:table-cell>
          <table:table-cell ns42:value-type="float" table:style-name="ce83" office:value="235" office:value-type="float">
            <text:p>235</text:p>
          </table:table-cell>
          <table:table-cell ns42:value-type="float" table:style-name="ce83" office:value="1513" office:value-type="float">
            <text:p>1513</text:p>
          </table:table-cell>
          <table:table-cell ns42:value-type="float" table:style-name="ce83" office:value="171" office:value-type="float">
            <text:p>171</text:p>
          </table:table-cell>
          <table:table-cell table:formula="of:=SUM([.G24:.I24])" ns42:value-type="float" table:style-name="ce83" office:value-type="float" office:value="1919">
            <text:p>19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45 tot 50 jaar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66"/>
          <table:table-cell ns42:value-type="float" table:style-name="ce79" office:value="228" office:value-type="float">
            <text:p>228</text:p>
          </table:table-cell>
          <table:table-cell ns42:value-type="float" table:style-name="ce83" office:value="1361" office:value-type="float">
            <text:p>1361</text:p>
          </table:table-cell>
          <table:table-cell ns42:value-type="float" table:style-name="ce83" office:value="114" office:value-type="float">
            <text:p>114</text:p>
          </table:table-cell>
          <table:table-cell table:formula="of:=SUM([.C25:.E25])" ns42:value-type="float" table:style-name="ce83" office:value-type="float" office:value="1703">
            <text:p>1703</text:p>
          </table:table-cell>
          <table:table-cell ns42:value-type="float" table:style-name="ce83" office:value="154" office:value-type="float">
            <text:p>154</text:p>
          </table:table-cell>
          <table:table-cell ns42:value-type="float" table:style-name="ce83" office:value="1259" office:value-type="float">
            <text:p>1259</text:p>
          </table:table-cell>
          <table:table-cell ns42:value-type="float" table:style-name="ce83" office:value="225" office:value-type="float">
            <text:p>225</text:p>
          </table:table-cell>
          <table:table-cell table:formula="of:=SUM([.G25:.I25])" ns42:value-type="float" table:style-name="ce83" office:value-type="float" office:value="1638">
            <text:p>163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0 tot 53 jaar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66"/>
          <table:table-cell ns42:value-type="float" table:style-name="ce79" office:value="120" office:value-type="float">
            <text:p>120</text:p>
          </table:table-cell>
          <table:table-cell ns42:value-type="float" table:style-name="ce83" office:value="747" office:value-type="float">
            <text:p>747</text:p>
          </table:table-cell>
          <table:table-cell ns42:value-type="float" table:style-name="ce83" office:value="119" office:value-type="float">
            <text:p>119</text:p>
          </table:table-cell>
          <table:table-cell table:formula="of:=SUM([.C26:.E26])" ns42:value-type="float" table:style-name="ce83" office:value-type="float" office:value="986">
            <text:p>986</text:p>
          </table:table-cell>
          <table:table-cell ns42:value-type="float" table:style-name="ce83" office:value="73" office:value-type="float">
            <text:p>73</text:p>
          </table:table-cell>
          <table:table-cell ns42:value-type="float" table:style-name="ce83" office:value="648" office:value-type="float">
            <text:p>648</text:p>
          </table:table-cell>
          <table:table-cell ns42:value-type="float" table:style-name="ce83" office:value="174" office:value-type="float">
            <text:p>174</text:p>
          </table:table-cell>
          <table:table-cell table:formula="of:=SUM([.G26:.I26])" ns42:value-type="float" table:style-name="ce83" office:value-type="float" office:value="895">
            <text:p>8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3 tot 56 jaar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66"/>
          <table:table-cell ns42:value-type="float" table:style-name="ce79" office:value="87" office:value-type="float">
            <text:p>87</text:p>
          </table:table-cell>
          <table:table-cell ns42:value-type="float" table:style-name="ce83" office:value="617" office:value-type="float">
            <text:p>617</text:p>
          </table:table-cell>
          <table:table-cell ns42:value-type="float" table:style-name="ce83" office:value="106" office:value-type="float">
            <text:p>106</text:p>
          </table:table-cell>
          <table:table-cell table:formula="of:=SUM([.C27:.E27])" ns42:value-type="float" table:style-name="ce83" office:value-type="float" office:value="810">
            <text:p>810</text:p>
          </table:table-cell>
          <table:table-cell ns42:value-type="float" table:style-name="ce83" office:value="44" office:value-type="float">
            <text:p>44</text:p>
          </table:table-cell>
          <table:table-cell ns42:value-type="float" table:style-name="ce83" office:value="528" office:value-type="float">
            <text:p>528</text:p>
          </table:table-cell>
          <table:table-cell ns42:value-type="float" table:style-name="ce83" office:value="181" office:value-type="float">
            <text:p>181</text:p>
          </table:table-cell>
          <table:table-cell table:formula="of:=SUM([.G27:.I27])" ns42:value-type="float" table:style-name="ce83" office:value-type="float" office:value="753">
            <text:p>75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6 tot 59 jaar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66"/>
          <table:table-cell ns42:value-type="float" table:style-name="ce79" office:value="85" office:value-type="float">
            <text:p>85</text:p>
          </table:table-cell>
          <table:table-cell ns42:value-type="float" table:style-name="ce83" office:value="490" office:value-type="float">
            <text:p>490</text:p>
          </table:table-cell>
          <table:table-cell ns42:value-type="float" table:style-name="ce83" office:value="128" office:value-type="float">
            <text:p>128</text:p>
          </table:table-cell>
          <table:table-cell table:formula="of:=SUM([.C28:.E28])" ns42:value-type="float" table:style-name="ce83" office:value-type="float" office:value="703">
            <text:p>703</text:p>
          </table:table-cell>
          <table:table-cell ns42:value-type="float" table:style-name="ce83" office:value="51" office:value-type="float">
            <text:p>51</text:p>
          </table:table-cell>
          <table:table-cell ns42:value-type="float" table:style-name="ce83" office:value="394" office:value-type="float">
            <text:p>394</text:p>
          </table:table-cell>
          <table:table-cell ns42:value-type="float" table:style-name="ce83" office:value="167" office:value-type="float">
            <text:p>167</text:p>
          </table:table-cell>
          <table:table-cell table:formula="of:=SUM([.G28:.I28])" ns42:value-type="float" table:style-name="ce83" office:value-type="float" office:value="612">
            <text:p>6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59 tot 62 jaar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66"/>
          <table:table-cell ns42:value-type="float" table:style-name="ce79" office:value="73" office:value-type="float">
            <text:p>73</text:p>
          </table:table-cell>
          <table:table-cell ns42:value-type="float" table:style-name="ce83" office:value="458" office:value-type="float">
            <text:p>458</text:p>
          </table:table-cell>
          <table:table-cell ns42:value-type="float" table:style-name="ce83" office:value="104" office:value-type="float">
            <text:p>104</text:p>
          </table:table-cell>
          <table:table-cell table:formula="of:=SUM([.C29:.E29])" ns42:value-type="float" table:style-name="ce83" office:value-type="float" office:value="635">
            <text:p>635</text:p>
          </table:table-cell>
          <table:table-cell ns42:value-type="float" table:style-name="ce83" office:value="33" office:value-type="float">
            <text:p>33</text:p>
          </table:table-cell>
          <table:table-cell ns42:value-type="float" table:style-name="ce83" office:value="317" office:value-type="float">
            <text:p>317</text:p>
          </table:table-cell>
          <table:table-cell ns42:value-type="float" table:style-name="ce83" office:value="190" office:value-type="float">
            <text:p>190</text:p>
          </table:table-cell>
          <table:table-cell table:formula="of:=SUM([.G29:.I29])" ns42:value-type="float" table:style-name="ce83" office:value-type="float" office:value="540">
            <text:p>54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2 tot 65 jaar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70"/>
          <table:table-cell ns42:value-type="float" table:style-name="ce79" office:value="55" office:value-type="float">
            <text:p>55</text:p>
          </table:table-cell>
          <table:table-cell ns42:value-type="float" table:style-name="ce83" office:value="357" office:value-type="float">
            <text:p>357</text:p>
          </table:table-cell>
          <table:table-cell ns42:value-type="float" table:style-name="ce83" office:value="123" office:value-type="float">
            <text:p>123</text:p>
          </table:table-cell>
          <table:table-cell table:formula="of:=SUM([.C30:.E30])" ns42:value-type="float" table:style-name="ce83" office:value-type="float" office:value="535">
            <text:p>535</text:p>
          </table:table-cell>
          <table:table-cell ns42:value-type="float" table:style-name="ce83" office:value="31" office:value-type="float">
            <text:p>31</text:p>
          </table:table-cell>
          <table:table-cell ns42:value-type="float" table:style-name="ce83" office:value="241" office:value-type="float">
            <text:p>241</text:p>
          </table:table-cell>
          <table:table-cell ns42:value-type="float" table:style-name="ce83" office:value="191" office:value-type="float">
            <text:p>191</text:p>
          </table:table-cell>
          <table:table-cell table:formula="of:=SUM([.G30:.I30])" ns42:value-type="float" table:style-name="ce83" office:value-type="float" office:value="463">
            <text:p>463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5 tot 67 jaa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230" office:value-type="float">
            <text:p>230</text:p>
          </table:table-cell>
          <table:table-cell ns42:value-type="float" table:style-name="ce83" office:value="93" office:value-type="float">
            <text:p>93</text:p>
          </table:table-cell>
          <table:table-cell table:formula="of:=SUM([.C31:.E31])" ns42:value-type="float" table:style-name="ce83" office:value-type="float" office:value="355">
            <text:p>355</text:p>
          </table:table-cell>
          <table:table-cell ns42:value-type="float" table:style-name="ce83" office:value="26" office:value-type="float">
            <text:p>26</text:p>
          </table:table-cell>
          <table:table-cell ns42:value-type="float" table:style-name="ce83" office:value="144" office:value-type="float">
            <text:p>144</text:p>
          </table:table-cell>
          <table:table-cell ns42:value-type="float" table:style-name="ce83" office:value="138" office:value-type="float">
            <text:p>138</text:p>
          </table:table-cell>
          <table:table-cell table:formula="of:=SUM([.G31:.I31])" ns42:value-type="float" table:style-name="ce83" office:value-type="float" office:value="308">
            <text:p>30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7 tot 69 jaar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70"/>
          <table:table-cell ns42:value-type="float" table:style-name="ce79" office:value="32" office:value-type="float">
            <text:p>32</text:p>
          </table:table-cell>
          <table:table-cell ns42:value-type="float" table:style-name="ce83" office:value="183" office:value-type="float">
            <text:p>183</text:p>
          </table:table-cell>
          <table:table-cell ns42:value-type="float" table:style-name="ce83" office:value="77" office:value-type="float">
            <text:p>77</text:p>
          </table:table-cell>
          <table:table-cell table:formula="of:=SUM([.C32:.E32])" ns42:value-type="float" table:style-name="ce83" office:value-type="float" office:value="292">
            <text:p>292</text:p>
          </table:table-cell>
          <table:table-cell ns42:value-type="float" table:style-name="ce83" office:value="10" office:value-type="float">
            <text:p>10</text:p>
          </table:table-cell>
          <table:table-cell ns42:value-type="float" table:style-name="ce83" office:value="127" office:value-type="float">
            <text:p>127</text:p>
          </table:table-cell>
          <table:table-cell ns42:value-type="float" table:style-name="ce83" office:value="131" office:value-type="float">
            <text:p>131</text:p>
          </table:table-cell>
          <table:table-cell table:formula="of:=SUM([.G32:.I32])" ns42:value-type="float" table:style-name="ce83" office:value-type="float" office:value="268">
            <text:p>2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69 tot 71 jaar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70"/>
          <table:table-cell ns42:value-type="float" table:style-name="ce79" office:value="37" office:value-type="float">
            <text:p>37</text:p>
          </table:table-cell>
          <table:table-cell ns42:value-type="float" table:style-name="ce83" office:value="163" office:value-type="float">
            <text:p>163</text:p>
          </table:table-cell>
          <table:table-cell ns42:value-type="float" table:style-name="ce83" office:value="80" office:value-type="float">
            <text:p>80</text:p>
          </table:table-cell>
          <table:table-cell table:formula="of:=SUM([.C33:.E33])" ns42:value-type="float" table:style-name="ce83" office:value-type="float" office:value="280">
            <text:p>280</text:p>
          </table:table-cell>
          <table:table-cell ns42:value-type="float" table:style-name="ce83" office:value="12" office:value-type="float">
            <text:p>12</text:p>
          </table:table-cell>
          <table:table-cell ns42:value-type="float" table:style-name="ce83" office:value="117" office:value-type="float">
            <text:p>117</text:p>
          </table:table-cell>
          <table:table-cell ns42:value-type="float" table:style-name="ce83" office:value="150" office:value-type="float">
            <text:p>150</text:p>
          </table:table-cell>
          <table:table-cell table:formula="of:=SUM([.G33:.I33])" ns42:value-type="float" table:style-name="ce83" office:value-type="float" office:value="279">
            <text:p>27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1 tot 73 jaar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70"/>
          <table:table-cell ns42:value-type="float" table:style-name="ce79" office:value="16" office:value-type="float">
            <text:p>16</text:p>
          </table:table-cell>
          <table:table-cell ns42:value-type="float" table:style-name="ce83" office:value="107" office:value-type="float">
            <text:p>107</text:p>
          </table:table-cell>
          <table:table-cell ns42:value-type="float" table:style-name="ce83" office:value="69" office:value-type="float">
            <text:p>69</text:p>
          </table:table-cell>
          <table:table-cell table:formula="of:=SUM([.C34:.E34])" ns42:value-type="float" table:style-name="ce83" office:value-type="float" office:value="192">
            <text:p>192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74" office:value-type="float">
            <text:p>74</text:p>
          </table:table-cell>
          <table:table-cell ns42:value-type="float" table:style-name="ce83" office:value="109" office:value-type="float">
            <text:p>109</text:p>
          </table:table-cell>
          <table:table-cell table:formula="of:=SUM([.G34:.I34])" ns42:value-type="float" table:style-name="ce83" office:value-type="float" office:value="192">
            <text:p>19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3 tot 75 jaar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70"/>
          <table:table-cell ns42:value-type="float" table:style-name="ce79" office:value="19" office:value-type="float">
            <text:p>19</text:p>
          </table:table-cell>
          <table:table-cell ns42:value-type="float" table:style-name="ce83" office:value="82" office:value-type="float">
            <text:p>82</text:p>
          </table:table-cell>
          <table:table-cell ns42:value-type="float" table:style-name="ce83" office:value="72" office:value-type="float">
            <text:p>72</text:p>
          </table:table-cell>
          <table:table-cell table:formula="of:=SUM([.C35:.E35])" ns42:value-type="float" table:style-name="ce83" office:value-type="float" office:value="173">
            <text:p>173</text:p>
          </table:table-cell>
          <table:table-cell ns42:value-type="float" table:style-name="ce83" office:value="9" office:value-type="float">
            <text:p>9</text:p>
          </table:table-cell>
          <table:table-cell ns42:value-type="float" table:style-name="ce83" office:value="47" office:value-type="float">
            <text:p>47</text:p>
          </table:table-cell>
          <table:table-cell ns42:value-type="float" table:style-name="ce83" office:value="93" office:value-type="float">
            <text:p>93</text:p>
          </table:table-cell>
          <table:table-cell table:formula="of:=SUM([.G35:.I35])" ns42:value-type="float" table:style-name="ce83" office:value-type="float" office:value="149">
            <text:p>14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5 tot 77 jaar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53" office:value-type="float">
            <text:p>53</text:p>
          </table:table-cell>
          <table:table-cell ns42:value-type="float" table:style-name="ce83" office:value="65" office:value-type="float">
            <text:p>65</text:p>
          </table:table-cell>
          <table:table-cell table:formula="of:=SUM([.C36:.E36])" ns42:value-type="float" table:style-name="ce83" office:value-type="float" office:value="125">
            <text:p>125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106" office:value-type="float">
            <text:p>106</text:p>
          </table:table-cell>
          <table:table-cell table:formula="of:=SUM([.G36:.I36])" ns42:value-type="float" table:style-name="ce83" office:value-type="float" office:value="146">
            <text:p>146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7 tot 79 jaar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5" office:value-type="float">
            <text:p>35</text:p>
          </table:table-cell>
          <table:table-cell ns42:value-type="float" table:style-name="ce83" office:value="40" office:value-type="float">
            <text:p>40</text:p>
          </table:table-cell>
          <table:table-cell table:formula="of:=SUM([.C37:.E37])" ns42:value-type="float" table:style-name="ce83" office:value-type="float" office:value="84">
            <text:p>84</text:p>
          </table:table-cell>
          <table:table-cell ns42:value-type="float" table:style-name="ce83" office:value="6" office:value-type="float">
            <text:p>6</text:p>
          </table:table-cell>
          <table:table-cell ns42:value-type="float" table:style-name="ce83" office:value="20" office:value-type="float">
            <text:p>20</text:p>
          </table:table-cell>
          <table:table-cell ns42:value-type="float" table:style-name="ce83" office:value="69" office:value-type="float">
            <text:p>69</text:p>
          </table:table-cell>
          <table:table-cell table:formula="of:=SUM([.G37:.I37])" ns42:value-type="float" table:style-name="ce83" office:value-type="float" office:value="95">
            <text:p>9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ce66"/>
          <table:table-cell ns42:value-type="float" table:style-name="ce79" office:value="9" office:value-type="float">
            <text:p>9</text:p>
          </table:table-cell>
          <table:table-cell ns42:value-type="float" table:style-name="ce83" office:value="30" office:value-type="float">
            <text:p>30</text:p>
          </table:table-cell>
          <table:table-cell ns42:value-type="float" table:style-name="ce83" office:value="47" office:value-type="float">
            <text:p>47</text:p>
          </table:table-cell>
          <table:table-cell table:formula="of:=SUM([.C38:.E38])" ns42:value-type="float" table:style-name="ce83" office:value-type="float" office:value="86">
            <text:p>86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51" office:value-type="float">
            <text:p>51</text:p>
          </table:table-cell>
          <table:table-cell table:formula="of:=SUM([.G38:.I38])" ns42:value-type="float" table:style-name="ce83" office:value-type="float" office:value="68">
            <text:p>6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1 tot 83 jaar</text:p>
          </table:table-cell>
          <table:table-cell table:style-name="ce66"/>
          <table:table-cell ns42:value-type="float" table:style-name="ce79" office:value="7" office:value-type="float">
            <text:p>7</text:p>
          </table:table-cell>
          <table:table-cell ns42:value-type="float" table:style-name="ce83" office:value="19" office:value-type="float">
            <text:p>19</text:p>
          </table:table-cell>
          <table:table-cell ns42:value-type="float" table:style-name="ce83" office:value="22" office:value-type="float">
            <text:p>22</text:p>
          </table:table-cell>
          <table:table-cell table:formula="of:=SUM([.C39:.E39])" ns42:value-type="float" table:style-name="ce83" office:value-type="float" office:value="48">
            <text:p>48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7" office:value-type="float">
            <text:p>7</text:p>
          </table:table-cell>
          <table:table-cell ns42:value-type="float" table:style-name="ce83" office:value="31" office:value-type="float">
            <text:p>31</text:p>
          </table:table-cell>
          <table:table-cell table:formula="of:=SUM([.G39:.I39])" ns42:value-type="float" table:style-name="ce83" office:value-type="float" office:value="39">
            <text:p>3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3 tot 85 jaar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ns42:value-type="float" table:style-name="ce83" office:value="14" office:value-type="float">
            <text:p>14</text:p>
          </table:table-cell>
          <table:table-cell ns42:value-type="float" table:style-name="ce83" office:value="21" office:value-type="float">
            <text:p>21</text:p>
          </table:table-cell>
          <table:table-cell table:formula="of:=SUM([.C40:.E40])" ns42:value-type="float" table:style-name="ce83" office:value-type="float" office:value="39">
            <text:p>39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5" office:value-type="float">
            <text:p>5</text:p>
          </table:table-cell>
          <table:table-cell ns42:value-type="float" table:style-name="ce83" office:value="22" office:value-type="float">
            <text:p>22</text:p>
          </table:table-cell>
          <table:table-cell table:formula="of:=SUM([.G40:.I40])" ns42:value-type="float" table:style-name="ce83" office:value-type="float" office:value="28">
            <text:p>28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5 tot 87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11" office:value-type="float">
            <text:p>11</text:p>
          </table:table-cell>
          <table:table-cell table:formula="of:=SUM([.C41:.E41])" ns42:value-type="float" table:style-name="ce83" office:value-type="float" office:value="15">
            <text:p>15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ns42:value-type="float" table:style-name="ce83" office:value="17" office:value-type="float">
            <text:p>17</text:p>
          </table:table-cell>
          <table:table-cell table:formula="of:=SUM([.G41:.I41])" ns42:value-type="float" table:style-name="ce83" office:value-type="float" office:value="19">
            <text:p>19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7 tot 89 jaar</text:p>
          </table:table-cell>
          <table:table-cell table:style-name="ce66"/>
          <table:table-cell ns42:value-type="float" table:style-name="ce79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table:formula="of:=SUM([.C42:.E42])" ns42:value-type="float" table:style-name="ce83" office:value-type="float" office:value="10">
            <text:p>10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float" table:style-name="ce83" office:value="9" office:value-type="float">
            <text:p>9</text:p>
          </table:table-cell>
          <table:table-cell table:formula="of:=SUM([.G42:.I42])" ns42:value-type="float" table:style-name="ce83" office:value-type="float" office:value="12">
            <text:p>1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89 tot 90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float" table:style-name="ce83" office:value="6" office:value-type="float">
            <text:p>6</text:p>
          </table:table-cell>
          <table:table-cell table:formula="of:=SUM([.C43:.E43])" ns42:value-type="float" table:style-name="ce83" office:value-type="float" office:value="8">
            <text:p>8</text:p>
          </table:table-cell>
          <table:table-cell table:style-name="ce83" table:number-columns-repeated="2"/>
          <table:table-cell ns42:value-type="float" table:style-name="ce83" office:value="5" office:value-type="float">
            <text:p>5</text:p>
          </table:table-cell>
          <table:table-cell table:formula="of:=SUM([.G43:.I43])" ns42:value-type="float" table:style-name="ce83" office:value-type="float" office:value="5">
            <text:p>5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0 tot 91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5" office:value-type="float">
            <text:p>5</text:p>
          </table:table-cell>
          <table:table-cell table:formula="of:=SUM([.C44:.E44])" ns42:value-type="float" table:style-name="ce83" office:value-type="float" office:value="5">
            <text:p>5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4:.I44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1 tot 92 jaar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5:.E45])" ns42:value-type="float" table:style-name="ce83" office:value-type="float" office:value="3">
            <text:p>3</text:p>
          </table:table-cell>
          <table:table-cell table:style-name="ce83"/>
          <table:table-cell ns42:value-type="float" table:style-name="ce83" office:value="1" office:value-type="float">
            <text:p>1</text:p>
          </table:table-cell>
          <table:table-cell table:style-name="ce83"/>
          <table:table-cell table:formula="of:=SUM([.G45:.I45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2 tot 93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6:.E46])" ns42:value-type="float" table:style-name="ce83" office:value-type="float" office:value="1">
            <text:p>1</text:p>
          </table:table-cell>
          <table:table-cell table:style-name="ce83" table:number-columns-repeated="2"/>
          <table:table-cell ns42:value-type="float" table:style-name="ce83" office:value="2" office:value-type="float">
            <text:p>2</text:p>
          </table:table-cell>
          <table:table-cell table:formula="of:=SUM([.G46:.I46])" ns42:value-type="float" table:style-name="ce83" office:value-type="float" office:value="2">
            <text:p>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3 tot 94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7:.E47])" ns42:value-type="float" table:style-name="ce83" office:value-type="float" office:value="2">
            <text:p>2</text:p>
          </table:table-cell>
          <table:table-cell table:style-name="ce83" table:number-columns-repeated="2"/>
          <table:table-cell ns42:value-type="float" table:style-name="ce83" office:value="1" office:value-type="float">
            <text:p>1</text:p>
          </table:table-cell>
          <table:table-cell table:formula="of:=SUM([.G47:.I47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4 tot 95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1" office:value-type="float">
            <text:p>1</text:p>
          </table:table-cell>
          <table:table-cell table:formula="of:=SUM([.C48:.E48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48:.I48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5 tot 96 jaar</text:p>
          </table:table-cell>
          <table:table-cell table:style-name="ce66"/>
          <table:table-cell table:style-name="ce79"/>
          <table:table-cell table:style-name="ce83"/>
          <table:table-cell ns42:value-type="float" table:style-name="ce83" office:value="2" office:value-type="float">
            <text:p>2</text:p>
          </table:table-cell>
          <table:table-cell table:formula="of:=SUM([.C49:.E49])" ns42:value-type="float" table:style-name="ce83" office:value-type="float" office:value="2">
            <text:p>2</text:p>
          </table:table-cell>
          <table:table-cell table:style-name="ce83" table:number-columns-repeated="3"/>
          <table:table-cell table:formula="of:=SUM([.G49:.I49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6 tot 97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0:.E50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0:.I50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7 tot 98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1:.E51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1:.I51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3" office:value-type="string">
            <text:p>Van 98 tot 99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2:.E52])" ns42:value-type="float" table:style-name="ce83" office:value-type="float" office:value="0">
            <text:p>0</text:p>
          </table:table-cell>
          <table:table-cell table:style-name="ce83" table:number-columns-repeated="3"/>
          <table:table-cell table:formula="of:=SUM([.G52:.I52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99 tot 100 jaar</text:p>
          </table:table-cell>
          <table:table-cell table:style-name="ce66"/>
          <table:table-cell table:style-name="ce79"/>
          <table:table-cell table:style-name="ce83" table:number-columns-repeated="2"/>
          <table:table-cell table:formula="of:=SUM([.C53:.E53])" ns42:value-type="float" table:style-name="ce83" office:value-type="float" office:value="0">
            <text:p>0</text:p>
          </table:table-cell>
          <table:table-cell ns42:value-type="float" table:style-name="ce83" office:value="1" office:value-type="float">
            <text:p>1</text:p>
          </table:table-cell>
          <table:table-cell table:style-name="ce83" table:number-columns-repeated="2"/>
          <table:table-cell table:formula="of:=SUM([.G53:.I53])" ns42:value-type="float" table:style-name="ce83" office:value-type="float" office:value="1">
            <text:p>1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Van 100 enz.</text:p>
          </table:table-cell>
          <table:table-cell table:style-name="ce66"/>
          <table:table-cell ns42:value-type="float" table:style-name="ce79" office:value="1" office:value-type="float">
            <text:p>1</text:p>
          </table:table-cell>
          <table:table-cell table:style-name="ce83" table:number-columns-repeated="2"/>
          <table:table-cell table:formula="of:=SUM([.C54:.E54])" ns42:value-type="float" table:style-name="ce83" office:value-type="float" office:value="1">
            <text:p>1</text:p>
          </table:table-cell>
          <table:table-cell table:style-name="ce83" table:number-columns-repeated="3"/>
          <table:table-cell table:formula="of:=SUM([.G54:.I54])" ns42:value-type="float" table:style-name="ce83" office:value-type="float" office:value="0">
            <text:p>0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2">
          <table:table-cell ns42:value-type="string" table:style-name="ce74" office:value-type="string">
            <text:p>Onbekende ouderdom</text:p>
          </table:table-cell>
          <table:table-cell table:style-name="ce66"/>
          <table:table-cell ns42:value-type="float" table:style-name="ce79" office:value="4" office:value-type="float">
            <text:p>4</text:p>
          </table:table-cell>
          <table:table-cell table:style-name="ce83" table:number-columns-repeated="2"/>
          <table:table-cell table:formula="of:=SUM([.C55:.E55])" ns42:value-type="float" table:style-name="ce83" office:value-type="float" office:value="4">
            <text:p>4</text:p>
          </table:table-cell>
          <table:table-cell ns42:value-type="float" table:style-name="ce83" office:value="22" office:value-type="float">
            <text:p>22</text:p>
          </table:table-cell>
          <table:table-cell table:style-name="ce83" table:number-columns-repeated="2"/>
          <table:table-cell table:formula="of:=SUM([.G55:.I55])" ns42:value-type="float" table:style-name="ce83" office:value-type="float" office:value="22">
            <text:p>22</text:p>
          </table:table-cell>
          <table:table-cell ns42:value-type="string" table:style-name="ce46" office:value-type="string">
            <text:p>VT</text:p>
          </table:table-cell>
          <table:table-cell table:style-name="ce52"/>
          <table:table-cell ns42:value-type="float" table:style-name="ce52" office:value="72" office:value-type="float">
            <text:p>72</text:p>
          </table:table-cell>
          <table:table-cell ns42:value-type="float" table:style-name="ce52" office:value="73" office:value-type="float">
            <text:p>73</text:p>
          </table:table-cell>
          <table:table-cell ns42:value-type="string" table:style-name="ce52" office:value-type="string">
            <text:p>DR</text:p>
          </table:table-cell>
          <table:table-cell ns42:value-type="string" table:style-name="ce62" office:value-type="string">
            <text:p>39_0103</text:p>
          </table:table-cell>
          <table:table-cell table:number-columns-repeated="1008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66"/>
          <table:table-cell table:formula="of:=SUM([.C8:.C55])" ns42:value-type="float" table:style-name="ce80" office:value-type="float" office:value="23798">
            <text:p>23798</text:p>
          </table:table-cell>
          <table:table-cell table:formula="of:=SUM([.D8:.D55])" ns42:value-type="float" table:style-name="ce84" office:value-type="float" office:value="11325">
            <office:annotation draw:style-name="gr1" svg:height="0.821cm" draw:caption-point-y="1.598cm" svg:width="1.288cm" svg:x="11.469cm" draw:caption-point-x="-4.011cm" svg:y="25.353cm" draw:text-style-name="P1">
              <dc:creator>CDM</dc:creator>
              <dc:date>2014-12-12T00:00:00</dc:date>
              <text:p text:style-name="P1"><text:span text:style-name="T1">11323</text:span></text:p>
              <text:p text:style-name="P1"><text:span text:style-name="T2"/></text:p>
            </office:annotation>
            <text:p>11325</text:p>
            <office:annotation>
              <text:p>http://www.w3.org/1999/02/22-rdf-syntax-ns#type=http://www.w3.org/2000/01/rdf-schema#Resource</text:p>
              <text:p>http://bit.ly/cedar-tablink#value=113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E8:.E55])" ns42:value-type="float" table:style-name="ce84" office:value-type="float" office:value="1642">
            <text:p>1642</text:p>
          </table:table-cell>
          <table:table-cell table:formula="of:=SUM([.F8:.F55])" ns42:value-type="float" table:style-name="ce84" office:value-type="float" office:value="36765">
            <office:annotation draw:style-name="gr1" svg:height="0.636cm" draw:caption-point-y="1.598cm" svg:width="1.344cm" svg:x="15.469cm" draw:caption-point-x="-5.214cm" svg:y="25.353cm" draw:text-style-name="P1">
              <dc:creator>CDM</dc:creator>
              <dc:date>2014-12-12T00:00:00</dc:date>
              <text:p text:style-name="P1"><text:span text:style-name="T1">36763</text:span></text:p>
              <text:p text:style-name="P1"><text:span text:style-name="T2"/></text:p>
            </office:annotation>
            <text:p>36765</text:p>
            <office:annotation>
              <text:p>http://www.w3.org/1999/02/22-rdf-syntax-ns#type=http://www.w3.org/2000/01/rdf-schema#Resource</text:p>
              <text:p>http://bit.ly/cedar-tablink#value=367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5])" ns42:value-type="float" table:style-name="ce84" office:value-type="float" office:value="21973">
            <office:annotation draw:style-name="gr1" svg:height="0.663cm" draw:caption-point-y="1.598cm" svg:width="1.317cm" svg:x="17.26cm" draw:caption-point-x="-5.606cm" svg:y="25.353cm" draw:text-style-name="P1">
              <dc:creator>CDM</dc:creator>
              <dc:date>2014-12-12T00:00:00</dc:date>
              <text:p text:style-name="P1"><text:span text:style-name="T1">21963</text:span></text:p>
              <text:p text:style-name="P1"><text:span text:style-name="T2"/></text:p>
            </office:annotation>
            <text:p>21973</text:p>
            <office:annotation>
              <text:p>http://www.w3.org/1999/02/22-rdf-syntax-ns#type=http://www.w3.org/2000/01/rdf-schema#Resource</text:p>
              <text:p>http://bit.ly/cedar-tablink#value=219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5])" ns42:value-type="float" table:style-name="ce84" office:value-type="float" office:value="11237">
            <text:p>11237</text:p>
          </table:table-cell>
          <table:table-cell table:formula="of:=SUM([.I8:.I55])" ns42:value-type="float" table:style-name="ce84" office:value-type="float" office:value="2521">
            <text:p>2521</text:p>
          </table:table-cell>
          <table:table-cell table:formula="of:=SUM([.J8:.J55])" ns42:value-type="float" table:style-name="ce84" office:value-type="float" office:value="35731">
            <office:annotation draw:style-name="gr1" svg:height="0.557cm" draw:caption-point-y="1.598cm" svg:width="1.278cm" svg:x="22.573cm" draw:caption-point-x="-6.723cm" svg:y="25.353cm" draw:text-style-name="P1">
              <dc:creator>CDM</dc:creator>
              <dc:date>2014-12-12T00:00:00</dc:date>
              <text:p text:style-name="P1"><text:span text:style-name="T1">35721</text:span></text:p>
              <text:p text:style-name="P1"><text:span text:style-name="T2"/></text:p>
            </office:annotation>
            <text:p>35731</text:p>
            <office:annotation>
              <text:p>http://www.w3.org/1999/02/22-rdf-syntax-ns#type=http://www.w3.org/2000/01/rdf-schema#Resource</text:p>
              <text:p>http://bit.ly/cedar-tablink#value=3572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47" office:value-type="string">
            <text:p>VT</text:p>
          </table:table-cell>
          <table:table-cell table:style-name="ce53"/>
          <table:table-cell ns42:value-type="float" table:style-name="ce53" office:value="72" office:value-type="float">
            <text:p>72</text:p>
          </table:table-cell>
          <table:table-cell ns42:value-type="float" table:style-name="ce53" office:value="73" office:value-type="float">
            <text:p>73</text:p>
          </table:table-cell>
          <table:table-cell ns42:value-type="string" table:style-name="ce53" office:value-type="string">
            <text:p>DR</text:p>
          </table:table-cell>
          <table:table-cell ns42:value-type="string" table:style-name="ce63" office:value-type="string">
            <text:p>39_0103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6.985191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_20_steden" style:page-layout-name="Mpm3" style:display-name="PageStyle_Drenthe steden">
      <style:header style:display="false"/>
      <style:header-left style:display="false"/>
      <style:footer style:display="false"/>
      <style:footer-left style:display="false"/>
    </style:master-page>
    <style:master-page style:name="PageStyle_5f_Drenthe_20_gemeenten" style:page-layout-name="Mpm3" style:display-name="PageStyle_Drenthe gemeenten">
      <style:header style:display="false"/>
      <style:header-left style:display="false"/>
      <style:footer style:display="false"/>
      <style:footer-left style:display="false"/>
    </style:master-page>
    <style:master-page style:name="PageStyle_5f_Drenthe_20_recapitulatie" style:page-layout-name="Mpm4" style:display-name="PageStyle_Drenthe recapitulatie">
      <style:header style:display="false"/>
      <style:header-left style:display="false"/>
      <style:footer style:display="false"/>
      <style:footer-left style:display="false"/>
    </style:master-page>
    <style:master-page style:name="PageStyle_5f_Drenthe_20_ouderdom" style:page-layout-name="Mpm4" style:display-name="PageStyle_Drenthe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47</meta:creation-date>
    <dc:creator>Helpdesk</dc:creator>
    <dc:date>2004-12-16T10:53:58</dc:date>
    <meta:document-statistic meta:object-count="0" meta:cell-count="1441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0.xml><?xml version="1.0" encoding="utf-8"?>
<!DOCTYPE module  PUBLIC '-//OpenOffice.org//DTD OfficeDocument 1.0//EN'  'module.dtd'>
<script:module xmlns:script="http://openoffice.org/2000/script" script:name="Sheet10" script:language="StarBasic" script:moduleType="document">Rem Attribute VBA_ModuleType=VBADocumentModule
Option VBASupport 1
</script:module>
</file>

<file path=Basic/VBAProject/Sheet11.xml><?xml version="1.0" encoding="utf-8"?>
<!DOCTYPE module  PUBLIC '-//OpenOffice.org//DTD OfficeDocument 1.0//EN'  'module.dtd'>
<script:module xmlns:script="http://openoffice.org/2000/script" script:name="Sheet11" script:language="StarBasic" script:moduleType="document">Rem Attribute VBA_ModuleType=VBADocumentModule
Option VBASupport 1
</script:module>
</file>

<file path=Basic/VBAProject/Sheet12.xml><?xml version="1.0" encoding="utf-8"?>
<!DOCTYPE module  PUBLIC '-//OpenOffice.org//DTD OfficeDocument 1.0//EN'  'module.dtd'>
<script:module xmlns:script="http://openoffice.org/2000/script" script:name="Sheet12" script:language="StarBasic" script:moduleType="document">Rem Attribute VBA_ModuleType=VBADocumentModule
Option VBASupport 1
</script:module>
</file>

<file path=Basic/VBAProject/Sheet9.xml><?xml version="1.0" encoding="utf-8"?>
<!DOCTYPE module  PUBLIC '-//OpenOffice.org//DTD OfficeDocument 1.0//EN'  'module.dtd'>
<script:module xmlns:script="http://openoffice.org/2000/script" script:name="Sheet9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0"/>
  <library:element library:name="Sheet11"/>
  <library:element library:name="Sheet12"/>
  <library:element library:name="Sheet9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